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720" officeooo:paragraph-rsid="00019720"/>
    </style:style>
    <style:style style:name="P2" style:family="paragraph" style:parent-style-name="Standard">
      <style:paragraph-properties fo:text-align="center" style:justify-single-word="false"/>
      <style:text-properties officeooo:rsid="00019720" officeooo:paragraph-rsid="00019720"/>
    </style:style>
    <style:style style:name="P3" style:family="paragraph" style:parent-style-name="Standard">
      <style:paragraph-properties fo:text-align="center" style:justify-single-word="false"/>
      <style:text-properties officeooo:rsid="00019720" officeooo:paragraph-rsid="000370f6"/>
    </style:style>
    <style:style style:name="P4" style:family="paragraph" style:parent-style-name="Standard">
      <style:paragraph-properties fo:text-align="center" style:justify-single-word="false"/>
      <style:text-properties officeooo:rsid="00019720" officeooo:paragraph-rsid="000383da"/>
    </style:style>
    <style:style style:name="P5" style:family="paragraph" style:parent-style-name="Standard">
      <style:paragraph-properties fo:text-align="start" style:justify-single-word="false"/>
      <style:text-properties officeooo:rsid="00019720" officeooo:paragraph-rsid="00019720"/>
    </style:style>
    <style:style style:name="P6" style:family="paragraph" style:parent-style-name="Standard">
      <style:paragraph-properties fo:text-align="start" style:justify-single-word="false"/>
      <style:text-properties officeooo:rsid="00019720" officeooo:paragraph-rsid="0016c80d"/>
    </style:style>
    <style:style style:name="P7" style:family="paragraph" style:parent-style-name="Standard">
      <style:paragraph-properties fo:text-align="start" style:justify-single-word="false"/>
      <style:text-properties officeooo:rsid="00019720" officeooo:paragraph-rsid="00253a58"/>
    </style:style>
    <style:style style:name="P8" style:family="paragraph" style:parent-style-name="Standard">
      <style:text-properties officeooo:rsid="00019720" officeooo:paragraph-rsid="00057a6b"/>
    </style:style>
    <style:style style:name="P9" style:family="paragraph" style:parent-style-name="Standard">
      <style:paragraph-properties fo:text-align="center" style:justify-single-word="false"/>
      <style:text-properties officeooo:rsid="000370f6" officeooo:paragraph-rsid="000370f6"/>
    </style:style>
    <style:style style:name="P10" style:family="paragraph" style:parent-style-name="Standard">
      <style:paragraph-properties fo:text-align="start" style:justify-single-word="false"/>
      <style:text-properties officeooo:paragraph-rsid="000eb01b"/>
    </style:style>
    <style:style style:name="P11" style:family="paragraph" style:parent-style-name="Standard">
      <style:paragraph-properties fo:text-align="start" style:justify-single-word="false"/>
      <style:text-properties officeooo:paragraph-rsid="00253a58"/>
    </style:style>
    <style:style style:name="P12" style:family="paragraph" style:parent-style-name="Standard">
      <style:paragraph-properties fo:text-align="start" style:justify-single-word="false"/>
      <style:text-properties officeooo:rsid="000383da" officeooo:paragraph-rsid="000383da"/>
    </style:style>
    <style:style style:name="P13" style:family="paragraph" style:parent-style-name="Standard">
      <style:paragraph-properties fo:text-align="center" style:justify-single-word="false"/>
      <style:text-properties officeooo:rsid="000383da" officeooo:paragraph-rsid="000383da"/>
    </style:style>
    <style:style style:name="P14" style:family="paragraph" style:parent-style-name="Standard">
      <style:paragraph-properties fo:text-align="center" style:justify-single-word="false"/>
      <style:text-properties officeooo:rsid="00057a6b" officeooo:paragraph-rsid="00057a6b"/>
    </style:style>
    <style:style style:name="P15" style:family="paragraph" style:parent-style-name="Standard">
      <style:text-properties fo:font-weight="bold" officeooo:rsid="00019720" officeooo:paragraph-rsid="00019720" style:font-weight-asian="bold" style:font-weight-complex="bold"/>
    </style:style>
    <style:style style:name="P16" style:family="paragraph" style:parent-style-name="Standard">
      <style:text-properties fo:font-weight="bold" officeooo:rsid="00019720" officeooo:paragraph-rsid="00057a6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5cb27" officeooo:paragraph-rsid="0005cb2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5cb27" officeooo:paragraph-rsid="0007f54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5cb27" officeooo:paragraph-rsid="00094bf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5cb27" officeooo:paragraph-rsid="000a24f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5cb27" officeooo:paragraph-rsid="00127fe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5cb27" officeooo:paragraph-rsid="00150b0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5cb27" officeooo:paragraph-rsid="0016c80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5cb27" officeooo:paragraph-rsid="00179c6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5cb27" officeooo:paragraph-rsid="0018e97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5cb27" officeooo:paragraph-rsid="001d305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5cb27" officeooo:paragraph-rsid="001d510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5cb27" officeooo:paragraph-rsid="002417c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05cb27" officeooo:paragraph-rsid="00253a58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5cb27" officeooo:paragraph-rsid="0026f00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05cb27" officeooo:paragraph-rsid="00299a0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05cb27" officeooo:paragraph-rsid="002a8063" style:font-weight-asian="bold" style:font-weight-complex="bold"/>
    </style:style>
    <style:style style:name="P33" style:family="paragraph" style:parent-style-name="Standard">
      <style:text-properties fo:font-weight="normal" officeooo:rsid="00057a6b" officeooo:paragraph-rsid="00057a6b" style:font-weight-asian="normal" style:font-weight-complex="normal"/>
    </style:style>
    <style:style style:name="P34" style:family="paragraph" style:parent-style-name="Standard">
      <style:text-properties fo:font-weight="normal" officeooo:rsid="00057a6b" officeooo:paragraph-rsid="0001972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05cb27" officeooo:paragraph-rsid="001040dc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rsid="0005cb27" officeooo:paragraph-rsid="0005cb27"/>
    </style:style>
    <style:style style:name="P37" style:family="paragraph" style:parent-style-name="Standard">
      <style:paragraph-properties fo:text-align="start" style:justify-single-word="false"/>
      <style:text-properties officeooo:rsid="0005cb27" officeooo:paragraph-rsid="0006bf9c"/>
    </style:style>
    <style:style style:name="P38" style:family="paragraph" style:parent-style-name="Standard">
      <style:paragraph-properties fo:text-align="start" style:justify-single-word="false"/>
      <style:text-properties officeooo:rsid="0005cb27" officeooo:paragraph-rsid="0007f546"/>
    </style:style>
    <style:style style:name="P39" style:family="paragraph" style:parent-style-name="Standard">
      <style:paragraph-properties fo:text-align="start" style:justify-single-word="false"/>
      <style:text-properties officeooo:rsid="0005cb27" officeooo:paragraph-rsid="00094bfc"/>
    </style:style>
    <style:style style:name="P40" style:family="paragraph" style:parent-style-name="Standard">
      <style:paragraph-properties fo:text-align="start" style:justify-single-word="false"/>
      <style:text-properties officeooo:rsid="0005cb27" officeooo:paragraph-rsid="000a24fa"/>
    </style:style>
    <style:style style:name="P41" style:family="paragraph" style:parent-style-name="Standard">
      <style:paragraph-properties fo:text-align="start" style:justify-single-word="false"/>
      <style:text-properties officeooo:rsid="0005cb27" officeooo:paragraph-rsid="000eb01b"/>
    </style:style>
    <style:style style:name="P42" style:family="paragraph" style:parent-style-name="Standard">
      <style:paragraph-properties fo:text-align="start" style:justify-single-word="false"/>
      <style:text-properties officeooo:rsid="0005cb27" officeooo:paragraph-rsid="001040dc"/>
    </style:style>
    <style:style style:name="P43" style:family="paragraph" style:parent-style-name="Standard">
      <style:paragraph-properties fo:text-align="start" style:justify-single-word="false"/>
      <style:text-properties officeooo:rsid="0005cb27" officeooo:paragraph-rsid="00108621"/>
    </style:style>
    <style:style style:name="P44" style:family="paragraph" style:parent-style-name="Standard">
      <style:paragraph-properties fo:text-align="start" style:justify-single-word="false"/>
      <style:text-properties officeooo:rsid="0005cb27" officeooo:paragraph-rsid="00127fef"/>
    </style:style>
    <style:style style:name="P45" style:family="paragraph" style:parent-style-name="Standard">
      <style:paragraph-properties fo:text-align="start" style:justify-single-word="false"/>
      <style:text-properties officeooo:rsid="0005cb27" officeooo:paragraph-rsid="00150b05"/>
    </style:style>
    <style:style style:name="P46" style:family="paragraph" style:parent-style-name="Standard">
      <style:paragraph-properties fo:text-align="start" style:justify-single-word="false"/>
      <style:text-properties officeooo:rsid="0005cb27" officeooo:paragraph-rsid="0016c80d"/>
    </style:style>
    <style:style style:name="P47" style:family="paragraph" style:parent-style-name="Standard">
      <style:paragraph-properties fo:text-align="start" style:justify-single-word="false"/>
      <style:text-properties officeooo:rsid="0005cb27" officeooo:paragraph-rsid="00179c65"/>
    </style:style>
    <style:style style:name="P48" style:family="paragraph" style:parent-style-name="Standard">
      <style:paragraph-properties fo:text-align="start" style:justify-single-word="false"/>
      <style:text-properties officeooo:rsid="0005cb27" officeooo:paragraph-rsid="0018e977"/>
    </style:style>
    <style:style style:name="P49" style:family="paragraph" style:parent-style-name="Standard">
      <style:paragraph-properties fo:text-align="start" style:justify-single-word="false"/>
      <style:text-properties officeooo:rsid="0005cb27" officeooo:paragraph-rsid="001ad3e5"/>
    </style:style>
    <style:style style:name="P50" style:family="paragraph" style:parent-style-name="Standard">
      <style:paragraph-properties fo:text-align="start" style:justify-single-word="false"/>
      <style:text-properties officeooo:rsid="0005cb27" officeooo:paragraph-rsid="001c3772"/>
    </style:style>
    <style:style style:name="P51" style:family="paragraph" style:parent-style-name="Standard">
      <style:paragraph-properties fo:text-align="start" style:justify-single-word="false"/>
      <style:text-properties officeooo:rsid="0005cb27" officeooo:paragraph-rsid="001cabd4"/>
    </style:style>
    <style:style style:name="P52" style:family="paragraph" style:parent-style-name="Standard">
      <style:paragraph-properties fo:text-align="start" style:justify-single-word="false"/>
      <style:text-properties officeooo:rsid="0005cb27" officeooo:paragraph-rsid="001d3055"/>
    </style:style>
    <style:style style:name="P53" style:family="paragraph" style:parent-style-name="Standard">
      <style:paragraph-properties fo:text-align="start" style:justify-single-word="false"/>
      <style:text-properties officeooo:rsid="0005cb27" officeooo:paragraph-rsid="001d510f"/>
    </style:style>
    <style:style style:name="P54" style:family="paragraph" style:parent-style-name="Standard">
      <style:paragraph-properties fo:text-align="start" style:justify-single-word="false"/>
      <style:text-properties officeooo:rsid="0005cb27" officeooo:paragraph-rsid="001f005c"/>
    </style:style>
    <style:style style:name="P55" style:family="paragraph" style:parent-style-name="Standard">
      <style:paragraph-properties fo:text-align="start" style:justify-single-word="false"/>
      <style:text-properties officeooo:rsid="0005cb27" officeooo:paragraph-rsid="0023cad8"/>
    </style:style>
    <style:style style:name="P56" style:family="paragraph" style:parent-style-name="Standard">
      <style:paragraph-properties fo:text-align="start" style:justify-single-word="false"/>
      <style:text-properties officeooo:rsid="0005cb27" officeooo:paragraph-rsid="002417c6"/>
    </style:style>
    <style:style style:name="P57" style:family="paragraph" style:parent-style-name="Standard">
      <style:paragraph-properties fo:text-align="start" style:justify-single-word="false"/>
      <style:text-properties officeooo:rsid="0005cb27" officeooo:paragraph-rsid="00253a58"/>
    </style:style>
    <style:style style:name="P58" style:family="paragraph" style:parent-style-name="Standard">
      <style:paragraph-properties fo:text-align="start" style:justify-single-word="false"/>
      <style:text-properties officeooo:rsid="0005cb27" officeooo:paragraph-rsid="0026f000"/>
    </style:style>
    <style:style style:name="P59" style:family="paragraph" style:parent-style-name="Standard">
      <style:paragraph-properties fo:text-align="start" style:justify-single-word="false"/>
      <style:text-properties officeooo:rsid="0005cb27" officeooo:paragraph-rsid="00299a00"/>
    </style:style>
    <style:style style:name="P60" style:family="paragraph" style:parent-style-name="Standard">
      <style:paragraph-properties fo:text-align="start" style:justify-single-word="false"/>
      <style:text-properties officeooo:rsid="0005cb27" officeooo:paragraph-rsid="002a8063"/>
    </style:style>
    <style:style style:name="P61" style:family="paragraph" style:parent-style-name="Standard">
      <style:paragraph-properties fo:text-align="start" style:justify-single-word="false"/>
      <style:text-properties officeooo:rsid="001040dc" officeooo:paragraph-rsid="001040dc"/>
    </style:style>
    <style:style style:name="P62" style:family="paragraph" style:parent-style-name="Standard">
      <style:paragraph-properties fo:text-align="start" style:justify-single-word="false"/>
      <style:text-properties officeooo:rsid="001c3772" officeooo:paragraph-rsid="001c3772"/>
    </style:style>
    <style:style style:name="P63" style:family="paragraph" style:parent-style-name="Standard">
      <style:paragraph-properties fo:text-align="start" style:justify-single-word="false"/>
      <style:text-properties officeooo:rsid="001c3772" officeooo:paragraph-rsid="001cabd4"/>
    </style:style>
    <style:style style:name="P64" style:family="paragraph" style:parent-style-name="Standard">
      <style:paragraph-properties fo:text-align="start" style:justify-single-word="false"/>
      <style:text-properties officeooo:rsid="001cabd4" officeooo:paragraph-rsid="001cabd4"/>
    </style:style>
    <style:style style:name="P65" style:family="paragraph" style:parent-style-name="Standard">
      <style:paragraph-properties fo:text-align="start" style:justify-single-word="false"/>
      <style:text-properties officeooo:rsid="0016c80d" officeooo:paragraph-rsid="0016c80d"/>
    </style:style>
    <style:style style:name="P66" style:family="paragraph" style:parent-style-name="Standard">
      <style:paragraph-properties fo:text-align="start" style:justify-single-word="false"/>
      <style:text-properties officeooo:rsid="001040dc" officeooo:paragraph-rsid="0016c80d"/>
    </style:style>
    <style:style style:name="P67" style:family="paragraph" style:parent-style-name="Standard">
      <style:paragraph-properties fo:text-align="center" style:justify-single-word="false"/>
      <style:text-properties officeooo:rsid="00019720" officeooo:paragraph-rsid="000383da"/>
    </style:style>
    <style:style style:name="P68" style:family="paragraph" style:parent-style-name="Standard">
      <style:paragraph-properties fo:text-align="center" style:justify-single-word="false"/>
      <style:text-properties officeooo:rsid="00019720" officeooo:paragraph-rsid="00019720"/>
    </style:style>
    <style:style style:name="P69" style:family="paragraph" style:parent-style-name="Standard">
      <style:paragraph-properties fo:text-align="start" style:justify-single-word="false"/>
      <style:text-properties officeooo:rsid="0005cb27" officeooo:paragraph-rsid="0005cb27"/>
    </style:style>
    <style:style style:name="P70" style:family="paragraph" style:parent-style-name="Standard">
      <style:paragraph-properties fo:text-align="start" style:justify-single-word="false"/>
      <style:text-properties officeooo:rsid="0005cb27" officeooo:paragraph-rsid="002e838f"/>
    </style:style>
    <style:style style:name="P71" style:family="paragraph" style:parent-style-name="Standard">
      <style:paragraph-properties fo:text-align="start" style:justify-single-word="false"/>
      <style:text-properties officeooo:rsid="0005cb27" officeooo:paragraph-rsid="002f82ac"/>
    </style:style>
    <style:style style:name="P72" style:family="paragraph" style:parent-style-name="Standard">
      <style:paragraph-properties fo:text-align="start" style:justify-single-word="false"/>
      <style:text-properties officeooo:rsid="0005cb27" officeooo:paragraph-rsid="00311ee4"/>
    </style:style>
    <style:style style:name="P73" style:family="paragraph" style:parent-style-name="Standard">
      <style:paragraph-properties fo:text-align="start" style:justify-single-word="false"/>
      <style:text-properties officeooo:rsid="0005cb27" officeooo:paragraph-rsid="0031c811"/>
    </style:style>
    <style:style style:name="P74" style:family="paragraph" style:parent-style-name="Standard">
      <style:paragraph-properties fo:text-align="start" style:justify-single-word="false"/>
      <style:text-properties officeooo:rsid="0005cb27" officeooo:paragraph-rsid="003278f7"/>
    </style:style>
    <style:style style:name="P75" style:family="paragraph" style:parent-style-name="Standard">
      <style:paragraph-properties fo:text-align="start" style:justify-single-word="false"/>
      <style:text-properties officeooo:rsid="0005cb27" officeooo:paragraph-rsid="0035f413"/>
    </style:style>
    <style:style style:name="P76" style:family="paragraph" style:parent-style-name="Standard">
      <style:paragraph-properties fo:text-align="start" style:justify-single-word="false"/>
      <style:text-properties officeooo:rsid="0005cb27" officeooo:paragraph-rsid="0037f74e"/>
    </style:style>
    <style:style style:name="P77" style:family="paragraph" style:parent-style-name="Standard">
      <style:paragraph-properties fo:text-align="start" style:justify-single-word="false"/>
      <style:text-properties officeooo:rsid="0005cb27" officeooo:paragraph-rsid="003b53df"/>
    </style:style>
    <style:style style:name="P78" style:family="paragraph" style:parent-style-name="Standard">
      <style:paragraph-properties fo:text-align="start" style:justify-single-word="false"/>
      <style:text-properties officeooo:rsid="0005cb27" officeooo:paragraph-rsid="003ca7fd"/>
    </style:style>
    <style:style style:name="P79" style:family="paragraph" style:parent-style-name="Standard">
      <style:paragraph-properties fo:text-align="start" style:justify-single-word="false"/>
      <style:text-properties officeooo:rsid="0005cb27" officeooo:paragraph-rsid="003d4b8f"/>
    </style:style>
    <style:style style:name="P80" style:family="paragraph" style:parent-style-name="Standard">
      <style:paragraph-properties fo:text-align="start" style:justify-single-word="false"/>
      <style:text-properties officeooo:rsid="0005cb27" officeooo:paragraph-rsid="003f96da"/>
    </style:style>
    <style:style style:name="P81" style:family="paragraph" style:parent-style-name="Standard">
      <style:paragraph-properties fo:text-align="start" style:justify-single-word="false"/>
      <style:text-properties officeooo:rsid="0005cb27" officeooo:paragraph-rsid="003fd770"/>
    </style:style>
    <style:style style:name="P82" style:family="paragraph" style:parent-style-name="Standard">
      <style:paragraph-properties fo:text-align="start" style:justify-single-word="false"/>
      <style:text-properties officeooo:rsid="0005cb27" officeooo:paragraph-rsid="00414e25"/>
    </style:style>
    <style:style style:name="P83" style:family="paragraph" style:parent-style-name="Standard">
      <style:paragraph-properties fo:text-align="start" style:justify-single-word="false"/>
      <style:text-properties officeooo:rsid="0005cb27" officeooo:paragraph-rsid="0042b748"/>
    </style:style>
    <style:style style:name="P84" style:family="paragraph" style:parent-style-name="Standard">
      <style:paragraph-properties fo:text-align="start" style:justify-single-word="false"/>
      <style:text-properties officeooo:rsid="0005cb27" officeooo:paragraph-rsid="00439a0b"/>
    </style:style>
    <style:style style:name="P85" style:family="paragraph" style:parent-style-name="Standard">
      <style:paragraph-properties fo:text-align="start" style:justify-single-word="false"/>
      <style:text-properties officeooo:rsid="0005cb27" officeooo:paragraph-rsid="000a24fa"/>
    </style:style>
    <style:style style:name="P86" style:family="paragraph" style:parent-style-name="Standard">
      <style:paragraph-properties fo:text-align="start" style:justify-single-word="false"/>
      <style:text-properties officeooo:rsid="0005cb27" officeooo:paragraph-rsid="004a59c1"/>
    </style:style>
    <style:style style:name="P87" style:family="paragraph" style:parent-style-name="Standard">
      <style:paragraph-properties fo:text-align="center" style:justify-single-word="false"/>
      <style:text-properties officeooo:rsid="0005cb27" officeooo:paragraph-rsid="004a59c1"/>
    </style:style>
    <style:style style:name="P88" style:family="paragraph" style:parent-style-name="Standard">
      <style:paragraph-properties fo:text-align="start" style:justify-single-word="false"/>
      <style:text-properties fo:font-weight="bold" officeooo:rsid="0005cb27" officeooo:paragraph-rsid="0005cb27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05cb27" officeooo:paragraph-rsid="002f82ac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weight="bold" officeooo:rsid="0005cb27" officeooo:paragraph-rsid="003278f7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weight="bold" officeooo:rsid="0005cb27" officeooo:paragraph-rsid="003ca7fd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weight="bold" officeooo:rsid="0005cb27" officeooo:paragraph-rsid="003d4b8f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weight="bold" officeooo:rsid="0005cb27" officeooo:paragraph-rsid="003f96da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weight="bold" officeooo:rsid="0005cb27" officeooo:paragraph-rsid="003fd770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officeooo:rsid="000383da" officeooo:paragraph-rsid="000383da"/>
    </style:style>
    <style:style style:name="P96" style:family="paragraph" style:parent-style-name="Standard">
      <style:paragraph-properties fo:text-align="center" style:justify-single-word="false"/>
      <style:text-properties officeooo:rsid="004a59c1" officeooo:paragraph-rsid="004a59c1"/>
    </style:style>
    <style:style style:name="P97" style:family="paragraph" style:parent-style-name="Standard">
      <style:paragraph-properties fo:text-align="justify" style:justify-single-word="false"/>
      <style:text-properties officeooo:rsid="004a59c1" officeooo:paragraph-rsid="004a59c1"/>
    </style:style>
    <style:style style:name="T1" style:family="text">
      <style:text-properties officeooo:rsid="00019720"/>
    </style:style>
    <style:style style:name="T2" style:family="text">
      <style:text-properties officeooo:rsid="00057a6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a6b" style:font-weight-asian="normal" style:font-weight-complex="normal"/>
    </style:style>
    <style:style style:name="T5" style:family="text">
      <style:text-properties fo:font-weight="normal" officeooo:rsid="001ad3e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bf9c" style:font-weight-asian="bold" style:font-weight-complex="bold"/>
    </style:style>
    <style:style style:name="T8" style:family="text">
      <style:text-properties fo:font-weight="bold" officeooo:rsid="001040dc" style:font-weight-asian="bold" style:font-weight-complex="bold"/>
    </style:style>
    <style:style style:name="T9" style:family="text">
      <style:text-properties fo:font-weight="bold" officeooo:rsid="002e838f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officeooo:rsid="00057a6b" style:font-weight-asian="normal" style:font-weight-complex="normal"/>
    </style:style>
    <style:style style:name="T12" style:family="text">
      <style:text-properties officeooo:rsid="0005cb27"/>
    </style:style>
    <style:style style:name="T13" style:family="text">
      <style:text-properties officeooo:rsid="0006bf9c"/>
    </style:style>
    <style:style style:name="T14" style:family="text">
      <style:text-properties officeooo:rsid="00075d49"/>
    </style:style>
    <style:style style:name="T15" style:family="text">
      <style:text-properties officeooo:rsid="0007f546"/>
    </style:style>
    <style:style style:name="T16" style:family="text">
      <style:text-properties officeooo:rsid="00094bfc"/>
    </style:style>
    <style:style style:name="T17" style:family="text">
      <style:text-properties officeooo:rsid="000a24fa"/>
    </style:style>
    <style:style style:name="T18" style:family="text">
      <style:text-properties officeooo:rsid="000cc0c5"/>
    </style:style>
    <style:style style:name="T19" style:family="text">
      <style:text-properties officeooo:rsid="000d49e7"/>
    </style:style>
    <style:style style:name="T20" style:family="text">
      <style:text-properties officeooo:rsid="000eb01b"/>
    </style:style>
    <style:style style:name="T21" style:family="text">
      <style:text-properties officeooo:rsid="001040dc"/>
    </style:style>
    <style:style style:name="T22" style:family="text">
      <style:text-properties officeooo:rsid="00108621"/>
    </style:style>
    <style:style style:name="T23" style:family="text">
      <style:text-properties officeooo:rsid="00127fef"/>
    </style:style>
    <style:style style:name="T24" style:family="text">
      <style:text-properties officeooo:rsid="00150b05"/>
    </style:style>
    <style:style style:name="T25" style:family="text">
      <style:text-properties officeooo:rsid="0016c80d"/>
    </style:style>
    <style:style style:name="T26" style:family="text">
      <style:text-properties officeooo:rsid="00179c65"/>
    </style:style>
    <style:style style:name="T27" style:family="text">
      <style:text-properties officeooo:rsid="0018e977"/>
    </style:style>
    <style:style style:name="T28" style:family="text">
      <style:text-properties officeooo:rsid="001ad3e5"/>
    </style:style>
    <style:style style:name="T29" style:family="text">
      <style:text-properties officeooo:rsid="001bff43"/>
    </style:style>
    <style:style style:name="T30" style:family="text">
      <style:text-properties officeooo:rsid="001c3772"/>
    </style:style>
    <style:style style:name="T31" style:family="text">
      <style:text-properties officeooo:rsid="001cabd4"/>
    </style:style>
    <style:style style:name="T32" style:family="text">
      <style:text-properties officeooo:rsid="001d3055"/>
    </style:style>
    <style:style style:name="T33" style:family="text">
      <style:text-properties officeooo:rsid="001d510f"/>
    </style:style>
    <style:style style:name="T34" style:family="text">
      <style:text-properties officeooo:rsid="001f005c"/>
    </style:style>
    <style:style style:name="T35" style:family="text">
      <style:text-properties officeooo:rsid="00206b43"/>
    </style:style>
    <style:style style:name="T36" style:family="text">
      <style:text-properties officeooo:rsid="0021f9d7"/>
    </style:style>
    <style:style style:name="T37" style:family="text">
      <style:text-properties officeooo:rsid="0023cad8"/>
    </style:style>
    <style:style style:name="T38" style:family="text">
      <style:text-properties officeooo:rsid="0023f9df"/>
    </style:style>
    <style:style style:name="T39" style:family="text">
      <style:text-properties officeooo:rsid="002417c6"/>
    </style:style>
    <style:style style:name="T40" style:family="text">
      <style:text-properties officeooo:rsid="00253a58"/>
    </style:style>
    <style:style style:name="T41" style:family="text">
      <style:text-properties officeooo:rsid="0026f000"/>
    </style:style>
    <style:style style:name="T42" style:family="text">
      <style:text-properties officeooo:rsid="00284dba"/>
    </style:style>
    <style:style style:name="T43" style:family="text">
      <style:text-properties officeooo:rsid="00299a00"/>
    </style:style>
    <style:style style:name="T44" style:family="text">
      <style:text-properties officeooo:rsid="002a8063"/>
    </style:style>
    <style:style style:name="T45" style:family="text">
      <style:text-properties officeooo:rsid="002e838f"/>
    </style:style>
    <style:style style:name="T46" style:family="text">
      <style:text-properties officeooo:rsid="002f82ac"/>
    </style:style>
    <style:style style:name="T47" style:family="text">
      <style:text-properties officeooo:rsid="0031c811"/>
    </style:style>
    <style:style style:name="T48" style:family="text">
      <style:text-properties officeooo:rsid="003278f7"/>
    </style:style>
    <style:style style:name="T49" style:family="text">
      <style:text-properties officeooo:rsid="0032d979"/>
    </style:style>
    <style:style style:name="T50" style:family="text">
      <style:text-properties officeooo:rsid="0033f923"/>
    </style:style>
    <style:style style:name="T51" style:family="text">
      <style:text-properties officeooo:rsid="00347b30"/>
    </style:style>
    <style:style style:name="T52" style:family="text">
      <style:text-properties officeooo:rsid="0035f413"/>
    </style:style>
    <style:style style:name="T53" style:family="text">
      <style:text-properties officeooo:rsid="0036fafd"/>
    </style:style>
    <style:style style:name="T54" style:family="text">
      <style:text-properties officeooo:rsid="0037f74e"/>
    </style:style>
    <style:style style:name="T55" style:family="text">
      <style:text-properties officeooo:rsid="003b53df"/>
    </style:style>
    <style:style style:name="T56" style:family="text">
      <style:text-properties officeooo:rsid="003ca7fd"/>
    </style:style>
    <style:style style:name="T57" style:family="text">
      <style:text-properties officeooo:rsid="003d4b8f"/>
    </style:style>
    <style:style style:name="T58" style:family="text">
      <style:text-properties officeooo:rsid="003f96da"/>
    </style:style>
    <style:style style:name="T59" style:family="text">
      <style:text-properties officeooo:rsid="003fd770"/>
    </style:style>
    <style:style style:name="T60" style:family="text">
      <style:text-properties officeooo:rsid="00414e25"/>
    </style:style>
    <style:style style:name="T61" style:family="text">
      <style:text-properties officeooo:rsid="0042b748"/>
    </style:style>
    <style:style style:name="T62" style:family="text">
      <style:text-properties officeooo:rsid="00439a0b"/>
    </style:style>
    <style:style style:name="T63" style:family="text">
      <style:text-properties officeooo:rsid="0046a4df"/>
    </style:style>
    <style:style style:name="T64" style:family="text">
      <style:text-properties officeooo:rsid="004a59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LANS DE TEST UNITAIRES</text:p>
      <text:p text:style-name="P2"/>
      <text:p text:style-name="P14">Chaque catégorie correspond à une feuille de script portant son nom.<text:line-break/><text:span text:style-name="T12">Chaque <text:s/>plan de test seras rédigé sous le format suivant :</text:span></text:p>
      <text:p text:style-name="P14"/>
      <text:p text:style-name="P14"/>
      <text:p text:style-name="P17">Méthode « nom de la fonction »</text:p>
      <text:p text:style-name="P36">Description : description concise <text:line-break/><text:line-break/>Test :<text:tab/>Objectif du test<text:line-break/><text:line-break/>Exemple input : Exemple d’input</text:p>
      <text:p text:style-name="P36"/>
      <text:p text:style-name="P86">Output attendu : Exemple de résultat</text:p>
      <text:p text:style-name="P86"/>
      <text:p text:style-name="P87"><text:line-break/><text:span text:style-name="T64">sur 44 méthodes , seules 6 ne sont pas planifiées<text:line-break/>Le test coverage est de 86 %<text:line-break/><text:line-break/>Les 6 méthodes non planifiées ;</text:span></text:p>
      <text:p text:style-name="P87"/>
      <text:p text:style-name="P97"><text:tab/><text:tab/><text:tab/><text:tab/><text:tab/>→ index.js : dotPrice()</text:p>
      <text:p text:style-name="P97"><text:tab/><text:tab/><text:tab/><text:tab/><text:tab/>→produit.js :dotPrice()<text:line-break/><text:tab/><text:tab/><text:tab/><text:tab/><text:tab/>→ panier.js : reduceTotalPrice()</text:p>
      <text:p text:style-name="P97"><text:tab/><text:tab/><text:tab/><text:tab/><text:tab/>→ panier.js : formInputValidation()</text:p>
      <text:p text:style-name="P97"><text:tab/><text:tab/><text:tab/><text:tab/><text:tab/>→panier.js : finaliseOrder()</text:p>
      <text:p text:style-name="P97"><text:tab/><text:tab/><text:tab/><text:tab/><text:tab/>→ panier.js : makeOrderInfo()</text:p>
      <text:p text:style-name="P96"><text:tab/></text:p>
      <text:p text:style-name="P3">________________________________________________________________________________<text:line-break/><text:line-break/></text:p>
      <text:p text:style-name="P9">INDEX.JS<text:line-break/><text:line-break/></text:p>
      <text:p text:style-name="P17">Méthode « injectSingleItem »</text:p>
      <text:p text:style-name="P10"><text:span text:style-name="T12">Description : </text:span><text:span text:style-name="T19">C</text:span><text:span text:style-name="T13">rée .productWrapperLink, leftWrapper &amp; rightWrapper, fait appel à createAllElements puis append .productWrapperLink à #javascript__injection</text:span><text:span text:style-name="T12"><text:line-break/><text:line-break/>Test : </text:span><text:span text:style-name="T13">Vérifie </text:span><text:span text:style-name="T18">si ;<text:line-break/><text:tab/></text:span><text:span text:style-name="T13">►</text:span><text:span text:style-name="T20">p</text:span><text:span text:style-name="T13">roductWrapperLink<text:line-break/><text:tab/>►leftWrapper<text:line-break/><text:tab/>►rightWrapper<text:line-break/><text:tab/> </text:span><text:span text:style-name="T18">on bien été crées<text:line-break/><text:tab/></text:span><text:span text:style-name="T20">►</text:span><text:span text:style-name="T18">vérifie si .productWrapperLink à été append à </text:span><text:span text:style-name="T13">#javascript__injection <text:line-break/></text:span><text:span text:style-name="T12"><text:line-break/>Exemple input : </text:span><text:span text:style-name="T13">paramètre « item », #javascript__injection</text:span></text:p>
      <text:p text:style-name="P36"/>
      <text:p text:style-name="P41">Output attendu : <text:line-break/><text:tab/><text:span text:style-name="T20">►</text:span><text:span text:style-name="T13">.productWrapperLink, leftWrapper &amp; rightWrapper ont été crée.<text:line-break/><text:tab/></text:span><text:span text:style-name="T20">►</text:span><text:span text:style-name="T18">.productWrapperLink </text:span><text:span text:style-name="T20">est un</text:span><text:span text:style-name="T18"> </text:span><text:span text:style-name="T20">enfant</text:span><text:span text:style-name="T18"> </text:span><text:span text:style-name="T20">de</text:span><text:span text:style-name="T18"> </text:span><text:span text:style-name="T13">#javascript__injection.<text:line-break/><text:tab/></text:span><text:span text:style-name="T20">►c</text:span><text:span text:style-name="T13">reateAllElements() à été appelé avec les paramètres « item, leftWrapper, rightWrapper »</text:span><text:line-break/></text:p>
      <text:p text:style-name="P37"><text:soft-page-break/></text:p>
      <text:p text:style-name="P37"><text:line-break/><text:span text:style-name="T6">Méthode « </text:span><text:span text:style-name="T7">createLeftWrapper</text:span><text:span text:style-name="T6">»</text:span></text:p>
      <text:p text:style-name="P37">Description : <text:span text:style-name="T13">Crée une div « leftWrapper », lui attribue le className suivants ; « productList_wrapper_left </text:span>», <text:span text:style-name="T13">l’append à parentDiv</text:span> <text:span text:style-name="T13">puis return leftWrapper</text:span></text:p>
      <text:p text:style-name="P41"><text:line-break/>Test :<text:tab/><text:span text:style-name="T13">Vérifie si ;<text:line-break/><text:tab/></text:span><text:span text:style-name="T20">►</text:span><text:span text:style-name="T13">la div « leftWrapper » à bien été crée.<text:line-break/><text:tab/></text:span><text:span text:style-name="T20">►l</text:span><text:span text:style-name="T13">e className « productList_wrapper_left » <text:line-break/><text:tab/>lui à bien été attribué <text:line-break/><text:tab/></text:span><text:span text:style-name="T20">► « leftWrapper » est </text:span><text:span text:style-name="T21">append à</text:span><text:span text:style-name="T20"> « </text:span><text:span text:style-name="T13">parentDiv »<text:line-break/><text:tab/></text:span><text:span text:style-name="T20">► « leftWrapper » est </text:span><text:span text:style-name="T21">bien</text:span><text:span text:style-name="T20"> retourné</text:span><text:line-break/><text:line-break/>Exemple input : <text:span text:style-name="T15">P</text:span><text:span text:style-name="T14">aramètre « parentDiv » </text:span></text:p>
      <text:p text:style-name="P37"/>
      <text:p text:style-name="P42">Output attendu : <text:s/><text:line-break/><text:tab/><text:span text:style-name="T20">►</text:span><text:span text:style-name="T13">la div « leftWrapper » à été crée.<text:line-break/><text:tab/></text:span><text:span text:style-name="T20">►l</text:span><text:span text:style-name="T13">e className « productList_wrapper_left » <text:line-break/><text:tab/>lui à été attribué <text:line-break/><text:tab/></text:span><text:span text:style-name="T20">► « leftWrapper » est </text:span><text:span text:style-name="T21">un enfant de</text:span><text:span text:style-name="T20"> « </text:span><text:span text:style-name="T13">parentDiv »<text:line-break/><text:tab/></text:span><text:span text:style-name="T20">► « leftWrapper » est retourné</text:span></text:p>
      <text:p text:style-name="P37"/>
      <text:p text:style-name="P37"/>
      <text:p text:style-name="P37"/>
      <text:p text:style-name="P42"><text:span text:style-name="T6">Méthode « </text:span><text:span text:style-name="T7">create</text:span><text:span text:style-name="T8">Right</text:span><text:span text:style-name="T7">Wrapper</text:span><text:span text:style-name="T6">»</text:span></text:p>
      <text:p text:style-name="P42">Description : <text:span text:style-name="T13">Crée une div « </text:span><text:span text:style-name="T21">right</text:span><text:span text:style-name="T13">Wrapper », lui attribue le className suivants ; « productList_wrapper_</text:span><text:span text:style-name="T21">right</text:span><text:span text:style-name="T13"> </text:span>», <text:span text:style-name="T13">l’append à parentDiv</text:span> <text:span text:style-name="T13">puis return </text:span><text:span text:style-name="T21">right</text:span><text:span text:style-name="T13">Wrapper</text:span></text:p>
      <text:p text:style-name="P42"><text:line-break/>Test :<text:tab/><text:span text:style-name="T13">Vérifie si ;<text:line-break/><text:tab/></text:span><text:span text:style-name="T20">►</text:span><text:span text:style-name="T13">la div « </text:span><text:span text:style-name="T21">right</text:span><text:span text:style-name="T13">Wrapper » à bien été crée.<text:line-break/><text:tab/></text:span><text:span text:style-name="T20">►l</text:span><text:span text:style-name="T13">e className « productList_wrapper_</text:span><text:span text:style-name="T21">right</text:span><text:span text:style-name="T13"> » <text:line-break/><text:tab/>lui à bien été attribué <text:line-break/><text:tab/></text:span><text:span text:style-name="T20">► « </text:span><text:span text:style-name="T21">right</text:span><text:span text:style-name="T20">Wrapper » est </text:span><text:span text:style-name="T21">append à</text:span><text:span text:style-name="T20"> « </text:span><text:span text:style-name="T13">parentDiv »<text:line-break/><text:tab/></text:span><text:span text:style-name="T20">► « </text:span><text:span text:style-name="T21">right</text:span><text:span text:style-name="T20">Wrapper » est </text:span><text:span text:style-name="T21">bien</text:span><text:span text:style-name="T20"> retourné</text:span><text:line-break/><text:line-break/>Exemple input : <text:span text:style-name="T15">P</text:span><text:span text:style-name="T14">aramètre « parentDiv » </text:span></text:p>
      <text:p text:style-name="P42"/>
      <text:p text:style-name="P35">Output attendu : <text:s/><text:line-break/><text:tab/><text:span text:style-name="T20">►</text:span><text:span text:style-name="T13">la div « </text:span><text:span text:style-name="T21">right</text:span><text:span text:style-name="T13">Wrapper » à été crée.<text:line-break/><text:tab/></text:span><text:span text:style-name="T20">►l</text:span><text:span text:style-name="T13">e className « productList_wrapper_</text:span><text:span text:style-name="T21">right</text:span><text:span text:style-name="T13"> » <text:line-break/><text:tab/>lui à été attribué <text:line-break/><text:tab/></text:span><text:span text:style-name="T20">► « </text:span><text:span text:style-name="T21">right</text:span><text:span text:style-name="T20">Wrapper » est </text:span><text:span text:style-name="T21">un enfant de</text:span><text:span text:style-name="T20"> « </text:span><text:span text:style-name="T13">parentDiv »<text:line-break/><text:tab/></text:span><text:span text:style-name="T20">► « </text:span><text:span text:style-name="T21">right</text:span><text:span text:style-name="T20">Wrapper » est retourné</text:span></text:p>
      <text:p text:style-name="P38"/>
      <text:p text:style-name="P37"/>
      <text:p text:style-name="P37"/>
      <text:p text:style-name="P18">Méthode « <text:span text:style-name="T15">createAllElements</text:span> »</text:p>
      <text:p text:style-name="P42">Description : <text:span text:style-name="T15">fait appel à « itemTitle », « itemPrice » , «itemDescription », « itemImage » &amp; « itemCustomChoices » </text:span><text:line-break/><text:line-break/>Test :<text:tab/><text:span text:style-name="T15">Vérifier que </text:span><text:span text:style-name="T21">l’appel à </text:span><text:span text:style-name="T15">;<text:line-break/><text:tab/></text:span><text:span text:style-name="T21">► </text:span><text:span text:style-name="T15">« itemTitle »</text:span></text:p>
      <text:p text:style-name="P42"><text:soft-page-break/><text:span text:style-name="T15"><text:tab/></text:span><text:span text:style-name="T21">►</text:span><text:span text:style-name="T15">« itemPrice » </text:span></text:p>
      <text:p text:style-name="P42"><text:span text:style-name="T15"><text:tab/></text:span><text:span text:style-name="T21">►</text:span><text:span text:style-name="T15">«itemDescription »</text:span></text:p>
      <text:p text:style-name="P42"><text:span text:style-name="T15"><text:tab/></text:span><text:span text:style-name="T21">►</text:span><text:span text:style-name="T15">« itemImage »</text:span></text:p>
      <text:p text:style-name="P42"><text:span text:style-name="T15"><text:tab/></text:span><text:span text:style-name="T21">►</text:span><text:span text:style-name="T15">« itemCustomChoices »  </text:span></text:p>
      <text:p text:style-name="P42"><text:span text:style-name="T21"><text:tab/></text:span><text:span text:style-name="T15">c’est bien effectué</text:span><text:line-break/><text:line-break/>Exemple input : <text:span text:style-name="T15">Paramètre « item, rightWrapper, leftWrapper »</text:span></text:p>
      <text:p text:style-name="P38"/>
      <text:p text:style-name="P42">Output attendu : <text:s/><text:span text:style-name="T21">à fait appel à </text:span><text:span text:style-name="T15"> ;<text:line-break/><text:tab/></text:span><text:span text:style-name="T21">► </text:span><text:span text:style-name="T15">« itemTitle »</text:span></text:p>
      <text:p text:style-name="P42"><text:span text:style-name="T15"><text:tab/></text:span><text:span text:style-name="T21">►</text:span><text:span text:style-name="T15">« itemPrice » </text:span></text:p>
      <text:p text:style-name="P42"><text:span text:style-name="T15"><text:tab/></text:span><text:span text:style-name="T21">►</text:span><text:span text:style-name="T15">«itemDescription »</text:span></text:p>
      <text:p text:style-name="P42"><text:span text:style-name="T15"><text:tab/></text:span><text:span text:style-name="T21">►</text:span><text:span text:style-name="T15">« itemImage »</text:span></text:p>
      <text:p text:style-name="P42"><text:span text:style-name="T15"><text:tab/></text:span><text:span text:style-name="T21">►</text:span><text:span text:style-name="T15">« itemCustomChoices »  </text:span></text:p>
      <text:p text:style-name="P61"><text:tab/>avec les paramètres correspondant</text:p>
      <text:p text:style-name="P38"/>
      <text:p text:style-name="P38"/>
      <text:p text:style-name="P38"/>
      <text:p text:style-name="P19">Méthode « <text:span text:style-name="T16">itemImage</text:span> »</text:p>
      <text:p text:style-name="P42">Description : <text:span text:style-name="T16">Crée une balise img  « itemImage », lui attribue les className suivants ; « productPreview, teddyImage », lui attribue une src puis l’append à « leftWrapper »</text:span><text:line-break/><text:line-break/>Test :<text:tab/><text:span text:style-name="T16">Vérifier ;</text:span></text:p>
      <text:p text:style-name="P42"><text:span text:style-name="T16"><text:tab/></text:span><text:span text:style-name="T21">►qu’Une</text:span><text:span text:style-name="T16"> balise img  « itemImage » à été crée</text:span></text:p>
      <text:p text:style-name="P42"><text:span text:style-name="T16"><text:tab/></text:span><text:span text:style-name="T21">►q</text:span><text:span text:style-name="T16">u’</text:span><text:span text:style-name="T21">E</text:span><text:span text:style-name="T16">lle possède les className suivants ; <text:line-break/><text:tab/><text:tab/></text:span><text:span text:style-name="T21">→</text:span><text:span text:style-name="T16">« productPreview, teddyImage »<text:line-break/><text:tab/></text:span><text:span text:style-name="T21">►qu’Elle possède un attribut</text:span><text:span text:style-name="T16"> src <text:line-break/><text:tab/></text:span><text:span text:style-name="T21">►</text:span><text:span text:style-name="T16">append « </text:span><text:span text:style-name="T21">itemImage »</text:span><text:span text:style-name="T16"> à « leftWrapper »</text:span><text:line-break/><text:line-break/>Exemple input : <text:span text:style-name="T16">Paramètre <text:s/>«item, leftWrapper »</text:span></text:p>
      <text:p text:style-name="P39"/>
      <text:p text:style-name="P42">Output attendu : <text:line-break/><text:tab/><text:span text:style-name="T21">►U</text:span><text:span text:style-name="T16">ne balise img  « itemImage » à été crée</text:span></text:p>
      <text:p text:style-name="P42"><text:span text:style-name="T16"><text:tab/></text:span><text:span text:style-name="T21">►E</text:span><text:span text:style-name="T16">lle possède les className suivants ; <text:line-break/><text:tab/><text:tab/></text:span><text:span text:style-name="T21">→ </text:span><text:span text:style-name="T16">« productPreview »<text:line-break/><text:tab/><text:tab/></text:span><text:span text:style-name="T22">→ « </text:span><text:span text:style-name="T16">teddyImage »<text:line-break/><text:tab/></text:span><text:span text:style-name="T21">►Elle possède un attribut</text:span><text:span text:style-name="T16"> src <text:line-break/><text:tab/></text:span><text:span text:style-name="T21">►</text:span><text:span text:style-name="T16">« </text:span><text:span text:style-name="T21">itemImage »</text:span><text:span text:style-name="T16"> </text:span><text:span text:style-name="T21">est un enfant de </text:span><text:span text:style-name="T16">« leftWrapper »</text:span></text:p>
      <text:p text:style-name="P39"/>
      <text:p text:style-name="P39"/>
      <text:p text:style-name="P39"/>
      <text:p text:style-name="P20">Méthode « <text:span text:style-name="T16">item</text:span><text:span text:style-name="T17">Titl</text:span>e»</text:p>
      <text:p text:style-name="P42">Description : <text:span text:style-name="T16">Crée une balise h1 « item</text:span><text:span text:style-name="T17">Title</text:span><text:span text:style-name="T16"> », lui attribue les className suivants ; « product</text:span><text:span text:style-name="T17">Title</text:span><text:span text:style-name="T16">, </text:span><text:span text:style-name="T17">underline, font, </text:span><text:span text:style-name="T16">teddy</text:span><text:span text:style-name="T17">Name, centered</text:span><text:span text:style-name="T16"> », </text:span><text:span text:style-name="T22">modifie son .innerHTML p</text:span><text:span text:style-name="T16">uis l’append à « </text:span><text:span text:style-name="T17">right</text:span><text:span text:style-name="T16">Wrapper »</text:span><text:line-break/><text:line-break/>Test :<text:tab/><text:line-break/><text:tab/><text:span text:style-name="T21">►</text:span><text:span text:style-name="T16">Vérifier qu’une balise </text:span><text:span text:style-name="T17">h1</text:span><text:span text:style-name="T16">  « item</text:span><text:span text:style-name="T17">Title</text:span><text:span text:style-name="T16"> » à été crée<text:line-break/><text:tab/></text:span><text:span text:style-name="T21">►</text:span><text:span text:style-name="T16">qu’</text:span><text:span text:style-name="T21">E</text:span><text:span text:style-name="T16">lle possède les className suivants ;<text:line-break/><text:tab/><text:tab/></text:span><text:span text:style-name="T21">→</text:span><text:span text:style-name="T16">« product</text:span><text:span text:style-name="T17">Title</text:span><text:span text:style-name="T16">, </text:span><text:span text:style-name="T17">underline, font, </text:span><text:span text:style-name="T16">teddy</text:span><text:span text:style-name="T17">Name, centered</text:span><text:span text:style-name="T16"> »<text:line-break/><text:tab/></text:span><text:span text:style-name="T21">►</text:span><text:span text:style-name="T22">Que son .innerHTML soit modifié</text:span><text:span text:style-name="T16"><text:line-break/><text:tab/></text:span><text:span text:style-name="T21">►Append «itemTitle » à </text:span><text:span text:style-name="T16">« </text:span><text:span text:style-name="T17">right</text:span><text:span text:style-name="T16">Wrapper » </text:span><text:line-break/><text:soft-page-break/><text:line-break/>Exemple input : <text:span text:style-name="T16">Paramètre « «item, </text:span><text:span text:style-name="T17">right</text:span><text:span text:style-name="T16">Wrapper »</text:span></text:p>
      <text:p text:style-name="P40"/>
      <text:p text:style-name="P40">Output attendu : </text:p>
      <text:p text:style-name="P42"><text:tab/><text:span text:style-name="T21">►</text:span><text:span text:style-name="T22">U</text:span><text:span text:style-name="T16">ne balise </text:span><text:span text:style-name="T17">h1</text:span><text:span text:style-name="T16">  « item</text:span><text:span text:style-name="T17">Title</text:span><text:span text:style-name="T16"> » à été crée<text:line-break/><text:tab/></text:span><text:span text:style-name="T21">►E</text:span><text:span text:style-name="T16">lle possède les className suivants ;<text:line-break/><text:tab/><text:tab/></text:span><text:span text:style-name="T21">→ </text:span><text:span text:style-name="T16">« product</text:span><text:span text:style-name="T17">Title »<text:line-break/><text:tab/><text:tab/></text:span><text:span text:style-name="T21">→ « </text:span><text:span text:style-name="T17">underline »<text:line-break/><text:tab/><text:tab/></text:span><text:span text:style-name="T21">→</text:span><text:span text:style-name="T17"> « font »</text:span></text:p>
      <text:p text:style-name="P43"><text:span text:style-name="T16"><text:tab/><text:tab/></text:span><text:span text:style-name="T21">→ « </text:span><text:span text:style-name="T16">teddy</text:span><text:span text:style-name="T17">Name »</text:span></text:p>
      <text:p text:style-name="P43"><text:span text:style-name="T17"><text:tab/><text:tab/></text:span><text:span text:style-name="T22">→ « </text:span><text:span text:style-name="T17">centered</text:span><text:span text:style-name="T16"> »<text:line-break/><text:tab/></text:span><text:span text:style-name="T21">►</text:span><text:span text:style-name="T22">Son .innerHTML à été modifié</text:span><text:span text:style-name="T16"><text:line-break/><text:tab/></text:span><text:span text:style-name="T21">►«itemTitle » </text:span><text:span text:style-name="T22">est un enfant de</text:span><text:span text:style-name="T21"> </text:span><text:span text:style-name="T16">« </text:span><text:span text:style-name="T17">right</text:span><text:span text:style-name="T16">Wrapper » </text:span></text:p>
      <text:p text:style-name="P40"/>
      <text:p text:style-name="P40"/>
      <text:p text:style-name="P40"/>
      <text:p text:style-name="P20">Méthode « <text:span text:style-name="T16">item</text:span><text:span text:style-name="T17">Price</text:span>»</text:p>
      <text:p text:style-name="P43">Description : <text:span text:style-name="T16">Crée une balise </text:span><text:span text:style-name="T17">h2</text:span><text:span text:style-name="T16"> « item</text:span><text:span text:style-name="T17">Price</text:span><text:span text:style-name="T16"> », lui attribue les className suivants ; « product</text:span><text:span text:style-name="T17">Price</text:span><text:span text:style-name="T16">, </text:span><text:span text:style-name="T17">underline, font, </text:span><text:span text:style-name="T16">teddy</text:span><text:span text:style-name="T17">Price, centered</text:span><text:span text:style-name="T16"> », </text:span><text:span text:style-name="T22">modifie son .innerHTML</text:span><text:span text:style-name="T16"> puis l’append à « </text:span><text:span text:style-name="T17">right</text:span><text:span text:style-name="T16">Wrapper »</text:span><text:line-break/><text:line-break/>Test :<text:tab/></text:p>
      <text:p text:style-name="P43"><text:span text:style-name="T16"><text:tab/></text:span><text:span text:style-name="T21">►</text:span><text:span text:style-name="T16">Vérifier qu’une balise </text:span><text:span text:style-name="T17">h2</text:span><text:span text:style-name="T16">  « item</text:span><text:span text:style-name="T17">Price</text:span><text:span text:style-name="T16"> » à été crée</text:span></text:p>
      <text:p text:style-name="P43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43"><text:span text:style-name="T17"><text:tab/><text:tab/></text:span><text:span text:style-name="T22">→ « </text:span><text:span text:style-name="T17">underline »</text:span></text:p>
      <text:p text:style-name="P43"><text:span text:style-name="T17"><text:tab/><text:tab/></text:span><text:span text:style-name="T22">→ « </text:span><text:span text:style-name="T17">font »</text:span></text:p>
      <text:p text:style-name="P43"><text:span text:style-name="T16"><text:tab/><text:tab/></text:span><text:span text:style-name="T22">→  « </text:span><text:span text:style-name="T16">teddy</text:span><text:span text:style-name="T17">Price »<text:line-break/><text:tab/><text:tab/></text:span><text:span text:style-name="T22">→ « </text:span><text:span text:style-name="T17">centered</text:span><text:span text:style-name="T16"> »</text:span></text:p>
      <text:p text:style-name="P43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</text:span><text:span text:style-name="T22">itemPrice »</text:span><text:span text:style-name="T16"> à « </text:span><text:span text:style-name="T17">right</text:span><text:span text:style-name="T16">Wrapper »</text:span><text:line-break/><text:line-break/>Exemple input : <text:span text:style-name="T16">Paramètre « «item, </text:span><text:span text:style-name="T17">right</text:span><text:span text:style-name="T16">Wrapper »</text:span></text:p>
      <text:p text:style-name="P40"/>
      <text:p text:style-name="P43">Output attendu : </text:p>
      <text:p text:style-name="P43"><text:span text:style-name="T16"><text:tab/></text:span><text:span text:style-name="T21">►</text:span><text:span text:style-name="T16">Une balise </text:span><text:span text:style-name="T17">h2</text:span><text:span text:style-name="T16">  « item</text:span><text:span text:style-name="T17">Price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43"><text:span text:style-name="T17"><text:tab/><text:tab/></text:span><text:span text:style-name="T22">→ « </text:span><text:span text:style-name="T17">underline »</text:span></text:p>
      <text:p text:style-name="P43"><text:span text:style-name="T17"><text:tab/><text:tab/></text:span><text:span text:style-name="T22">→ « </text:span><text:span text:style-name="T17">font »</text:span></text:p>
      <text:p text:style-name="P43"><text:span text:style-name="T16"><text:tab/><text:tab/></text:span><text:span text:style-name="T22">→ « </text:span><text:span text:style-name="T16">teddy</text:span><text:span text:style-name="T17">Price »</text:span></text:p>
      <text:p text:style-name="P43"><text:span text:style-name="T17"><text:tab/><text:tab/></text:span><text:span text:style-name="T22">→ « </text:span><text:span text:style-name="T17">centered </text:span><text:span text:style-name="T16">»</text:span></text:p>
      <text:p text:style-name="P43"><text:span text:style-name="T16"><text:tab/></text:span><text:span text:style-name="T21">► </text:span><text:span text:style-name="T22">Son .innerHTML à été modifié</text:span></text:p>
      <text:p text:style-name="P43"><text:span text:style-name="T16"><text:tab/></text:span><text:span text:style-name="T21">► « </text:span><text:span text:style-name="T22">itemPrice » est un enfant de</text:span><text:span text:style-name="T16"> « </text:span><text:span text:style-name="T17">right</text:span><text:span text:style-name="T16">Wrapper »</text:span></text:p>
      <text:p text:style-name="P40"/>
      <text:p text:style-name="P40"/>
      <text:p text:style-name="P40"/>
      <text:p text:style-name="P21">Méthode « <text:span text:style-name="T16">item</text:span><text:span text:style-name="T23">Description</text:span>»</text:p>
      <text:p text:style-name="P44">Description : <text:span text:style-name="T16">Crée une balise </text:span><text:span text:style-name="T23">p</text:span><text:span text:style-name="T16"> « item</text:span><text:span text:style-name="T23">Description</text:span><text:span text:style-name="T16"> », lui attribue les className suivants ; « product</text:span><text:span text:style-name="T23">Description</text:span><text:span text:style-name="T16">, </text:span><text:span text:style-name="T17">underline, font, </text:span><text:span text:style-name="T16">teddy</text:span><text:span text:style-name="T23">Desc</text:span><text:span text:style-name="T17">, centered</text:span><text:span text:style-name="T16"> », </text:span><text:span text:style-name="T22">modifie son .innerHTML</text:span><text:span text:style-name="T16"> puis l’append à « </text:span><text:span text:style-name="T17">right</text:span><text:span text:style-name="T16">Wrapper »</text:span><text:line-break/><text:line-break/>Test :<text:tab/></text:p>
      <text:p text:style-name="P44"><text:soft-page-break/><text:span text:style-name="T16"><text:tab/></text:span><text:span text:style-name="T21">►</text:span><text:span text:style-name="T16">Vérifier qu’une balise </text:span><text:span text:style-name="T23">p</text:span><text:span text:style-name="T16">  « item</text:span><text:span text:style-name="T23">Description</text:span><text:span text:style-name="T16">» à été crée</text:span></text:p>
      <text:p text:style-name="P44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»</text:span></text:p>
      <text:p text:style-name="P44"><text:span text:style-name="T17"><text:tab/><text:tab/></text:span><text:span text:style-name="T22">→ « </text:span><text:span text:style-name="T17">underline »</text:span></text:p>
      <text:p text:style-name="P44"><text:span text:style-name="T17"><text:tab/><text:tab/></text:span><text:span text:style-name="T22">→ « </text:span><text:span text:style-name="T17">font »</text:span></text:p>
      <text:p text:style-name="P44"><text:span text:style-name="T16"><text:tab/><text:tab/></text:span><text:span text:style-name="T22">→  « </text:span><text:span text:style-name="T16">teddy</text:span><text:span text:style-name="T23">Desc</text:span><text:span text:style-name="T17"> »<text:line-break/><text:tab/><text:tab/></text:span><text:span text:style-name="T22">→ « </text:span><text:span text:style-name="T17">centered</text:span><text:span text:style-name="T16"> »</text:span></text:p>
      <text:p text:style-name="P44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</text:span><text:span text:style-name="T22">item</text:span><text:span text:style-name="T23">Description</text:span><text:span text:style-name="T22"> »</text:span><text:span text:style-name="T16"> à « </text:span><text:span text:style-name="T17">right</text:span><text:span text:style-name="T16">Wrapper »</text:span><text:line-break/><text:line-break/>Exemple input : <text:span text:style-name="T16">Paramètre « «item, </text:span><text:span text:style-name="T17">right</text:span><text:span text:style-name="T16">Wrapper »</text:span></text:p>
      <text:p text:style-name="P44"/>
      <text:p text:style-name="P44">Output attendu : </text:p>
      <text:p text:style-name="P44"><text:span text:style-name="T16"><text:tab/></text:span><text:span text:style-name="T21">►</text:span><text:span text:style-name="T16">Une balise </text:span><text:span text:style-name="T23">p</text:span><text:span text:style-name="T16">  « item</text:span><text:span text:style-name="T23">Description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 »</text:span></text:p>
      <text:p text:style-name="P44"><text:span text:style-name="T17"><text:tab/><text:tab/></text:span><text:span text:style-name="T22">→ « </text:span><text:span text:style-name="T17">underline »</text:span></text:p>
      <text:p text:style-name="P44"><text:span text:style-name="T17"><text:tab/><text:tab/></text:span><text:span text:style-name="T22">→ « </text:span><text:span text:style-name="T17">font »</text:span></text:p>
      <text:p text:style-name="P44"><text:span text:style-name="T16"><text:tab/><text:tab/></text:span><text:span text:style-name="T22">→ « </text:span><text:span text:style-name="T16">teddy</text:span><text:span text:style-name="T23">Desc</text:span><text:span text:style-name="T17"> »</text:span></text:p>
      <text:p text:style-name="P44"><text:span text:style-name="T17"><text:tab/><text:tab/></text:span><text:span text:style-name="T22">→ « </text:span><text:span text:style-name="T17">centered </text:span><text:span text:style-name="T16">»</text:span></text:p>
      <text:p text:style-name="P44"><text:span text:style-name="T16"><text:tab/></text:span><text:span text:style-name="T21">► </text:span><text:span text:style-name="T22">Son .innerHTML à été modifié</text:span></text:p>
      <text:p text:style-name="P44"><text:span text:style-name="T16"><text:tab/></text:span><text:span text:style-name="T21">► « </text:span><text:span text:style-name="T22">item</text:span><text:span text:style-name="T23">Description</text:span><text:span text:style-name="T22"> » est un enfant de</text:span><text:span text:style-name="T16"> « </text:span><text:span text:style-name="T17">right</text:span><text:span text:style-name="T16">Wrapper »</text:span></text:p>
      <text:p text:style-name="P44"/>
      <text:p text:style-name="P44"/>
      <text:p text:style-name="P44"/>
      <text:p text:style-name="P21">Méthode « <text:span text:style-name="T16">item</text:span><text:span text:style-name="T23">CustomChoices</text:span>»</text:p>
      <text:p text:style-name="P44">Description : <text:span text:style-name="T16">Crée une balise </text:span><text:span text:style-name="T23">p</text:span><text:span text:style-name="T16"> « item</text:span><text:span text:style-name="T23">CustomChoices</text:span><text:span text:style-name="T16"> », lui attribue les className suivants ; « product</text:span><text:span text:style-name="T23">Colors</text:span><text:span text:style-name="T16">, </text:span><text:span text:style-name="T17">underline, font, </text:span><text:span text:style-name="T16">teddy</text:span><text:span text:style-name="T23">Colors</text:span><text:span text:style-name="T17">, centered</text:span><text:span text:style-name="T16"> », </text:span><text:span text:style-name="T22">modifie son .innerHTML</text:span><text:span text:style-name="T16"> puis l’append à « </text:span><text:span text:style-name="T23">parentDiv</text:span><text:span text:style-name="T16"> »</text:span><text:line-break/><text:line-break/>Test :<text:tab/></text:p>
      <text:p text:style-name="P44"><text:span text:style-name="T16"><text:tab/></text:span><text:span text:style-name="T21">►</text:span><text:span text:style-name="T16">Vérifier qu’une balise </text:span><text:span text:style-name="T23">p</text:span><text:span text:style-name="T16">  « item</text:span><text:span text:style-name="T23">CustomChoices</text:span><text:span text:style-name="T16"> » à été crée</text:span></text:p>
      <text:p text:style-name="P44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Colors</text:span><text:span text:style-name="T17">»</text:span></text:p>
      <text:p text:style-name="P44"><text:span text:style-name="T17"><text:tab/><text:tab/></text:span><text:span text:style-name="T22">→ « </text:span><text:span text:style-name="T17">underline »</text:span></text:p>
      <text:p text:style-name="P44"><text:span text:style-name="T17"><text:tab/><text:tab/></text:span><text:span text:style-name="T22">→ « </text:span><text:span text:style-name="T17">font »</text:span></text:p>
      <text:p text:style-name="P44"><text:span text:style-name="T16"><text:tab/><text:tab/></text:span><text:span text:style-name="T22">→  « </text:span><text:span text:style-name="T16">teddy</text:span><text:span text:style-name="T23">Colors</text:span><text:span text:style-name="T17"> »<text:line-break/><text:tab/><text:tab/></text:span><text:span text:style-name="T22">→ « </text:span><text:span text:style-name="T17">centered</text:span><text:span text:style-name="T16"> »</text:span></text:p>
      <text:p text:style-name="P44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</text:span><text:span text:style-name="T22">item</text:span><text:span text:style-name="T23">CustomChoices</text:span><text:span text:style-name="T16"> </text:span><text:span text:style-name="T22"> »</text:span><text:span text:style-name="T16"> à « </text:span><text:span text:style-name="T23">parentDiv</text:span><text:span text:style-name="T16"> »</text:span><text:line-break/><text:line-break/>Exemple input : <text:span text:style-name="T16">Paramètre « «item, </text:span><text:span text:style-name="T23">parentDiv</text:span><text:span text:style-name="T16"> »</text:span></text:p>
      <text:p text:style-name="P44"/>
      <text:p text:style-name="P44">Output attendu : </text:p>
      <text:p text:style-name="P44"><text:span text:style-name="T16"><text:tab/></text:span><text:span text:style-name="T21">►</text:span><text:span text:style-name="T16">Une balise </text:span><text:span text:style-name="T23">p</text:span><text:span text:style-name="T16">  « item</text:span><text:span text:style-name="T23">CustomChoices</text:span><text:span text:style-name="T16"> 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Colors</text:span><text:span text:style-name="T17"> »</text:span></text:p>
      <text:p text:style-name="P44"><text:span text:style-name="T17"><text:tab/><text:tab/></text:span><text:span text:style-name="T22">→ « </text:span><text:span text:style-name="T17">underline »</text:span></text:p>
      <text:p text:style-name="P44"><text:span text:style-name="T17"><text:tab/><text:tab/></text:span><text:span text:style-name="T22">→ « </text:span><text:span text:style-name="T17">font »</text:span></text:p>
      <text:p text:style-name="P44"><text:span text:style-name="T16"><text:tab/><text:tab/></text:span><text:span text:style-name="T22">→ « </text:span><text:span text:style-name="T16">teddy</text:span><text:span text:style-name="T23">Colors</text:span><text:span text:style-name="T17">»</text:span></text:p>
      <text:p text:style-name="P44"><text:span text:style-name="T17"><text:tab/><text:tab/></text:span><text:span text:style-name="T22">→ « </text:span><text:span text:style-name="T17">centered </text:span><text:span text:style-name="T16">»</text:span></text:p>
      <text:p text:style-name="P44"><text:span text:style-name="T16"><text:tab/></text:span><text:span text:style-name="T21">► </text:span><text:span text:style-name="T22">Son .innerHTML à été modifié</text:span></text:p>
      <text:p text:style-name="P44"><text:soft-page-break/><text:span text:style-name="T16"><text:tab/></text:span><text:span text:style-name="T21">► « </text:span><text:span text:style-name="T22">item</text:span><text:span text:style-name="T23">CustomChoices</text:span><text:span text:style-name="T16"> </text:span><text:span text:style-name="T22"> » est un enfant de</text:span><text:span text:style-name="T16"> « </text:span><text:span text:style-name="T23">parentDiv</text:span><text:span text:style-name="T16"> »</text:span></text:p>
      <text:p text:style-name="P3">________________________________________________________________________________</text:p>
      <text:p text:style-name="P3"/>
      <text:p text:style-name="P3"/>
      <text:p text:style-name="P9">PRODUIT.JS<text:line-break/><text:line-break/></text:p>
      <text:p text:style-name="P12"/>
      <text:p text:style-name="P22">Méthode « <text:span text:style-name="T24">injection</text:span> »</text:p>
      <text:p text:style-name="P45">Description : <text:span text:style-name="T24">récupère des balises dans le DOM et fait appel à « createAllElements »</text:span><text:line-break/><text:line-break/>Test :<text:tab/><text:span text:style-name="T24">Vérifier que l’appel « createAllElements » à été effectué</text:span><text:line-break/><text:line-break/>Exemple input : <text:span text:style-name="T24">Paramètre « response »</text:span></text:p>
      <text:p text:style-name="P45"/>
      <text:p text:style-name="P45">Output attendu : <text:span text:style-name="T25">La fonction createAllElements est appelé avec pour paramètres ; </text:span></text:p>
      <text:p text:style-name="P45"><text:tab/><text:span text:style-name="T25">► « response »</text:span></text:p>
      <text:p text:style-name="P46"><text:tab/><text:span text:style-name="T25">► « upper_left »</text:span></text:p>
      <text:p text:style-name="P46"><text:tab/><text:span text:style-name="T25">► « upper_right</text:span></text:p>
      <text:p text:style-name="P46"><text:tab/><text:span text:style-name="T25">► « lower »</text:span></text:p>
      <text:p text:style-name="P46"/>
      <text:p text:style-name="P46"/>
      <text:p text:style-name="P46"/>
      <text:p text:style-name="P23">Méthode « <text:span text:style-name="T15">createAllElements</text:span> »</text:p>
      <text:p text:style-name="P46">Description : <text:span text:style-name="T15">fait appel à « </text:span><text:span text:style-name="T25">create</text:span><text:span text:style-name="T15">Title »,« </text:span><text:span text:style-name="T25">createPreview</text:span><text:span text:style-name="T15"> », «</text:span><text:span text:style-name="T25">create</text:span><text:span text:style-name="T15">Description », « </text:span><text:span text:style-name="T25">create</text:span><text:span text:style-name="T15">C</text:span><text:span text:style-name="T25">olorsChoice</text:span><text:span text:style-name="T15">s », « </text:span><text:span text:style-name="T25">create</text:span><text:span text:style-name="T15">Price » </text:span><text:span text:style-name="T25">&amp; « createButton »</text:span><text:line-break/><text:line-break/>Test :<text:tab/><text:span text:style-name="T15">Vérifier que </text:span><text:span text:style-name="T21">l’appel à </text:span><text:span text:style-name="T15">;<text:line-break/><text:tab/></text:span><text:span text:style-name="T25">► </text:span><text:span text:style-name="T15">« </text:span><text:span text:style-name="T25">create</text:span><text:span text:style-name="T15">Title »</text:span></text:p>
      <text:p text:style-name="P46"><text:span text:style-name="T15"><text:tab/></text:span><text:span text:style-name="T25">► </text:span><text:span text:style-name="T15">« </text:span><text:span text:style-name="T25">createPreview</text:span><text:span text:style-name="T15"> »</text:span></text:p>
      <text:p text:style-name="P46"><text:span text:style-name="T15"><text:tab/></text:span><text:span text:style-name="T25">► </text:span><text:span text:style-name="T15">«</text:span><text:span text:style-name="T25">create</text:span><text:span text:style-name="T15">Description »</text:span></text:p>
      <text:p text:style-name="P46"><text:span text:style-name="T15"><text:tab/></text:span><text:span text:style-name="T25">► </text:span><text:span text:style-name="T15">« </text:span><text:span text:style-name="T25">create</text:span><text:span text:style-name="T15">C</text:span><text:span text:style-name="T25">olorsChoice</text:span><text:span text:style-name="T15">s »</text:span></text:p>
      <text:p text:style-name="P46"><text:span text:style-name="T15"><text:tab/></text:span><text:span text:style-name="T25">► </text:span><text:span text:style-name="T15">« </text:span><text:span text:style-name="T25">create</text:span><text:span text:style-name="T15">Price »</text:span></text:p>
      <text:p text:style-name="P65"><text:tab/>► « createButton »</text:p>
      <text:p text:style-name="P46"><text:span text:style-name="T21"><text:tab/></text:span><text:span text:style-name="T15">c’est bien effectué</text:span><text:line-break/><text:line-break/>Exemple input : <text:span text:style-name="T15">Paramètre ;<text:line-break/><text:tab/></text:span><text:span text:style-name="T25">► « «response »</text:span></text:p>
      <text:p text:style-name="P46"><text:tab/><text:span text:style-name="T25">► « upper_left »</text:span></text:p>
      <text:p text:style-name="P46"><text:tab/><text:span text:style-name="T25">► « upper_right »</text:span></text:p>
      <text:p text:style-name="P46"><text:tab/><text:span text:style-name="T25">► « lower »</text:span></text:p>
      <text:p text:style-name="P46"/>
      <text:p text:style-name="P46">Output attendu : <text:s/><text:span text:style-name="T21">à fait appel à </text:span><text:span text:style-name="T15"> ;<text:line-break/><text:tab/></text:span><text:span text:style-name="T25">► </text:span><text:span text:style-name="T15">« </text:span><text:span text:style-name="T25">create</text:span><text:span text:style-name="T15">Title »</text:span></text:p>
      <text:p text:style-name="P46"><text:span text:style-name="T15"><text:tab/></text:span><text:span text:style-name="T25">► </text:span><text:span text:style-name="T15">« </text:span><text:span text:style-name="T25">createPreview</text:span><text:span text:style-name="T15"> »</text:span></text:p>
      <text:p text:style-name="P46"><text:span text:style-name="T15"><text:tab/></text:span><text:span text:style-name="T25">► </text:span><text:span text:style-name="T15">«</text:span><text:span text:style-name="T25">create</text:span><text:span text:style-name="T15">Description »</text:span></text:p>
      <text:p text:style-name="P46"><text:span text:style-name="T15"><text:tab/></text:span><text:span text:style-name="T25">► </text:span><text:span text:style-name="T15">« </text:span><text:span text:style-name="T25">create</text:span><text:span text:style-name="T15">C</text:span><text:span text:style-name="T25">olorsChoice</text:span><text:span text:style-name="T15">s »</text:span></text:p>
      <text:p text:style-name="P46"><text:span text:style-name="T15"><text:tab/></text:span><text:span text:style-name="T25">► </text:span><text:span text:style-name="T15">« </text:span><text:span text:style-name="T25">create</text:span><text:span text:style-name="T15">Price »</text:span></text:p>
      <text:p text:style-name="P65"><text:tab/>► « createButton »<text:tab/></text:p>
      <text:p text:style-name="P66"><text:tab/>avec les paramètres correspondant</text:p>
      <text:p text:style-name="P12"/>
      <text:p text:style-name="P12"/>
      <text:p text:style-name="P12"><text:soft-page-break/></text:p>
      <text:p text:style-name="P23">Méthode «<text:span text:style-name="T25">create</text:span><text:span text:style-name="T16">Image</text:span> »</text:p>
      <text:p text:style-name="P46">Description : <text:span text:style-name="T16">Crée une balise img  «</text:span><text:span text:style-name="T25">productPreview</text:span><text:span text:style-name="T16">», lui attribue les className suivants ; « productPreview, </text:span><text:span text:style-name="T25">centered</text:span><text:span text:style-name="T16"> », </text:span><text:span text:style-name="T25">un ID « productImage »,</text:span><text:span text:style-name="T16"> lui attribue une src puis l’append à « </text:span><text:span text:style-name="T25">upper_left</text:span><text:span text:style-name="T16"> »</text:span><text:line-break/><text:line-break/>Test :<text:tab/><text:span text:style-name="T16">Vérifier ;</text:span></text:p>
      <text:p text:style-name="P47"><text:span text:style-name="T16"><text:tab/></text:span><text:span text:style-name="T21">►q</text:span><text:span text:style-name="T16">’</text:span><text:span text:style-name="T21">U</text:span><text:span text:style-name="T16">ne balise img  « </text:span><text:span text:style-name="T25">productPreview</text:span><text:span text:style-name="T16"> » à été crée</text:span></text:p>
      <text:p text:style-name="P46"><text:span text:style-name="T16"><text:tab/></text:span><text:span text:style-name="T21">►q</text:span><text:span text:style-name="T16">u’</text:span><text:span text:style-name="T21">E</text:span><text:span text:style-name="T16">lle possède les className suivants ; <text:line-break/><text:tab/><text:tab/></text:span><text:span text:style-name="T21">→</text:span><text:span text:style-name="T16">« productPreview »</text:span></text:p>
      <text:p text:style-name="P47"><text:span text:style-name="T25"><text:tab/><text:tab/>→ « centered</text:span><text:span text:style-name="T16">  »<text:line-break/><text:tab/></text:span><text:span text:style-name="T25">►qu’Elle possède un ID « productImage »</text:span><text:span text:style-name="T16"><text:line-break/><text:tab/></text:span><text:span text:style-name="T21">►qu’Elle possède un attribut</text:span><text:span text:style-name="T16"> src <text:line-break/><text:tab/></text:span><text:span text:style-name="T21">►</text:span><text:span text:style-name="T16">append « </text:span><text:span text:style-name="T25">productPreview</text:span><text:span text:style-name="T21"> »</text:span><text:span text:style-name="T16"> à « </text:span><text:span text:style-name="T26">upper_left</text:span><text:span text:style-name="T16">»</text:span><text:line-break/><text:line-break/>Exemple input : <text:span text:style-name="T16">Paramètre <text:s/>«</text:span><text:span text:style-name="T25">response, upper_left</text:span><text:span text:style-name="T16">»</text:span></text:p>
      <text:p text:style-name="P46"/>
      <text:p text:style-name="P47">Output attendu : <text:line-break/><text:tab/><text:span text:style-name="T21">►U</text:span><text:span text:style-name="T16">ne balise img  « </text:span><text:span text:style-name="T25">productPreview </text:span><text:span text:style-name="T16">» à été crée</text:span></text:p>
      <text:p text:style-name="P47"><text:span text:style-name="T16"><text:tab/></text:span><text:span text:style-name="T21">►E</text:span><text:span text:style-name="T16">lle possède les className suivants ; <text:line-break/><text:tab/><text:tab/></text:span><text:span text:style-name="T21">→ </text:span><text:span text:style-name="T16">« productPreview »<text:line-break/><text:tab/><text:tab/></text:span><text:span text:style-name="T22">→ « </text:span><text:span text:style-name="T25">centered</text:span><text:span text:style-name="T16"> »<text:line-break/><text:tab/></text:span><text:span text:style-name="T21">►Elle possède un attribut</text:span><text:span text:style-name="T16"> src <text:line-break/><text:tab/></text:span><text:span text:style-name="T25">►Elle possède un ID « productImage »</text:span><text:span text:style-name="T16"><text:line-break/><text:tab/></text:span><text:span text:style-name="T21">►</text:span><text:span text:style-name="T16">« </text:span><text:span text:style-name="T25">productPreview</text:span><text:span text:style-name="T21"> »</text:span><text:span text:style-name="T16"> </text:span><text:span text:style-name="T21">est un enfant de </text:span><text:span text:style-name="T16">« </text:span><text:span text:style-name="T26">upper_left</text:span><text:span text:style-name="T16"> »</text:span></text:p>
      <text:p text:style-name="P46"/>
      <text:p text:style-name="P46"/>
      <text:p text:style-name="P46"/>
      <text:p text:style-name="P24">Méthode « <text:span text:style-name="T26">create</text:span><text:span text:style-name="T17">Titl</text:span>e»</text:p>
      <text:p text:style-name="P47">Description : <text:span text:style-name="T16">Crée une balise h1 «</text:span><text:span text:style-name="T26">product</text:span><text:span text:style-name="T17">Title</text:span><text:span text:style-name="T16"> », lui attribue les className suivants ; « product</text:span><text:span text:style-name="T17">Title</text:span><text:span text:style-name="T16">, </text:span><text:span text:style-name="T17">underline, font, </text:span><text:span text:style-name="T16">teddy</text:span><text:span text:style-name="T17">Name, centered</text:span><text:span text:style-name="T16"> », </text:span><text:span text:style-name="T22">modifie son .innerHTML p</text:span><text:span text:style-name="T16">uis l’append à « </text:span><text:span text:style-name="T26">upper_right</text:span><text:span text:style-name="T16"> »</text:span><text:line-break/><text:line-break/>Test :<text:tab/><text:line-break/><text:tab/><text:span text:style-name="T21">►</text:span><text:span text:style-name="T16">Vérifier qu’une balise </text:span><text:span text:style-name="T17">h1</text:span><text:span text:style-name="T16">  « </text:span><text:span text:style-name="T26">product</text:span><text:span text:style-name="T17">Title</text:span><text:span text:style-name="T16"> » à été crée<text:line-break/><text:tab/></text:span><text:span text:style-name="T21">►</text:span><text:span text:style-name="T16">qu’</text:span><text:span text:style-name="T21">E</text:span><text:span text:style-name="T16">lle possède les className suivants ;<text:line-break/><text:tab/><text:tab/></text:span><text:span text:style-name="T21">→</text:span><text:span text:style-name="T16">« product</text:span><text:span text:style-name="T17">Title »<text:line-break/><text:tab/><text:tab/></text:span><text:span text:style-name="T26">→ « </text:span><text:span text:style-name="T17">underline »<text:line-break/><text:tab/><text:tab/></text:span><text:span text:style-name="T26">→ « f</text:span><text:span text:style-name="T17">ont » </text:span></text:p>
      <text:p text:style-name="P47"><text:span text:style-name="T16"><text:tab/><text:tab/></text:span><text:span text:style-name="T26">→ « </text:span><text:span text:style-name="T16">teddy</text:span><text:span text:style-name="T17">Name »<text:line-break/><text:tab/><text:tab/></text:span><text:span text:style-name="T26">→ « </text:span><text:span text:style-name="T17">centered</text:span><text:span text:style-name="T16"> »<text:line-break/><text:tab/></text:span><text:span text:style-name="T21">►</text:span><text:span text:style-name="T22">Que son .innerHTML soit modifié<text:line-break/><text:tab/></text:span><text:span text:style-name="T26">►qu’Elle possède un ID « productName »</text:span><text:span text:style-name="T16"><text:line-break/><text:tab/></text:span><text:span text:style-name="T21">►Append «</text:span><text:span text:style-name="T26">product</text:span><text:span text:style-name="T17">Title </text:span><text:span text:style-name="T21"> » à </text:span><text:span text:style-name="T16">« </text:span><text:span text:style-name="T26">upper_right</text:span><text:span text:style-name="T16"> » </text:span><text:line-break/><text:line-break/>Exemple input : <text:span text:style-name="T16">Paramètre « «</text:span><text:span text:style-name="T26">response, upper_right</text:span><text:span text:style-name="T16">»</text:span></text:p>
      <text:p text:style-name="P47"/>
      <text:p text:style-name="P47">Output attendu : </text:p>
      <text:p text:style-name="P47"><text:tab/><text:span text:style-name="T21">►</text:span><text:span text:style-name="T22">U</text:span><text:span text:style-name="T16">ne balise </text:span><text:span text:style-name="T17">h1</text:span><text:span text:style-name="T16">  « </text:span><text:span text:style-name="T26">product</text:span><text:span text:style-name="T17">Title</text:span><text:span text:style-name="T16"> » à été crée<text:line-break/><text:tab/></text:span><text:span text:style-name="T21">►E</text:span><text:span text:style-name="T16">lle possède les className suivants ;<text:line-break/><text:tab/><text:tab/></text:span><text:span text:style-name="T21">→ </text:span><text:span text:style-name="T16">« product</text:span><text:span text:style-name="T17">Title »<text:line-break/></text:span><text:soft-page-break/><text:span text:style-name="T17"><text:tab/><text:tab/></text:span><text:span text:style-name="T21">→ « </text:span><text:span text:style-name="T17">underline »<text:line-break/><text:tab/><text:tab/></text:span><text:span text:style-name="T21">→</text:span><text:span text:style-name="T17"> « font »</text:span></text:p>
      <text:p text:style-name="P47"><text:span text:style-name="T16"><text:tab/><text:tab/></text:span><text:span text:style-name="T21">→ « </text:span><text:span text:style-name="T16">teddy</text:span><text:span text:style-name="T17">Name »</text:span></text:p>
      <text:p text:style-name="P47"><text:span text:style-name="T17"><text:tab/><text:tab/></text:span><text:span text:style-name="T22">→ « </text:span><text:span text:style-name="T17">centered</text:span><text:span text:style-name="T16"> »<text:line-break/><text:tab/></text:span><text:span text:style-name="T21">►</text:span><text:span text:style-name="T22">Son .innerHTML à été modifié<text:line-break/><text:tab/></text:span><text:span text:style-name="T26">►Elle possède un id « productName »</text:span><text:span text:style-name="T16"><text:line-break/><text:tab/></text:span><text:span text:style-name="T21">►«</text:span><text:span text:style-name="T26">product</text:span><text:span text:style-name="T17">Title </text:span><text:span text:style-name="T21"> » </text:span><text:span text:style-name="T22">est un enfant de</text:span><text:span text:style-name="T21"> </text:span><text:span text:style-name="T16">« </text:span><text:span text:style-name="T26">upper_right</text:span><text:span text:style-name="T16"> » </text:span></text:p>
      <text:p text:style-name="P46"/>
      <text:p text:style-name="P46"/>
      <text:p text:style-name="P46"/>
      <text:p text:style-name="P25">Méthode « <text:span text:style-name="T27">createDescription</text:span>»</text:p>
      <text:p text:style-name="P48">Description : <text:span text:style-name="T16">Crée une balise </text:span><text:span text:style-name="T23">p</text:span><text:span text:style-name="T16"> « </text:span><text:span text:style-name="T27">productDescription</text:span><text:span text:style-name="T16"> », lui attribue les className suivants ; « product</text:span><text:span text:style-name="T23">Description</text:span><text:span text:style-name="T16">, </text:span><text:span text:style-name="T17">underline, font, </text:span><text:span text:style-name="T16">teddy</text:span><text:span text:style-name="T23">Desc</text:span><text:span text:style-name="T17">, centered</text:span><text:span text:style-name="T16"> », </text:span><text:span text:style-name="T22">modifie son .innerHTML</text:span><text:span text:style-name="T16"> puis l’append à « </text:span><text:span text:style-name="T27">upper_right</text:span><text:span text:style-name="T16"> »</text:span><text:line-break/><text:line-break/>Test :<text:tab/></text:p>
      <text:p text:style-name="P48"><text:span text:style-name="T16"><text:tab/></text:span><text:span text:style-name="T21">►</text:span><text:span text:style-name="T16">Vérifier qu’une balise </text:span><text:span text:style-name="T23">p</text:span><text:span text:style-name="T16">  «  </text:span><text:span text:style-name="T27">productDescription</text:span><text:span text:style-name="T16"> » à été crée</text:span></text:p>
      <text:p text:style-name="P48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»</text:span></text:p>
      <text:p text:style-name="P48"><text:span text:style-name="T17"><text:tab/><text:tab/></text:span><text:span text:style-name="T22">→ « </text:span><text:span text:style-name="T17">underline »</text:span></text:p>
      <text:p text:style-name="P48"><text:span text:style-name="T17"><text:tab/><text:tab/></text:span><text:span text:style-name="T22">→ « </text:span><text:span text:style-name="T17">font »</text:span></text:p>
      <text:p text:style-name="P48"><text:span text:style-name="T16"><text:tab/><text:tab/></text:span><text:span text:style-name="T22">→  « </text:span><text:span text:style-name="T16">teddy</text:span><text:span text:style-name="T23">Desc</text:span><text:span text:style-name="T17"> »<text:line-break/><text:tab/><text:tab/></text:span><text:span text:style-name="T22">→ « </text:span><text:span text:style-name="T17">centered</text:span><text:span text:style-name="T16"> »</text:span></text:p>
      <text:p text:style-name="P48"><text:span text:style-name="T16"><text:tab/></text:span><text:span text:style-name="T21">►</text:span><text:span text:style-name="T22">Que son .innerHTML soit modifié</text:span><text:span text:style-name="T16"><text:line-break/><text:tab/></text:span><text:span text:style-name="T21">►</text:span><text:span text:style-name="T22">A</text:span><text:span text:style-name="T16">ppend «  </text:span><text:span text:style-name="T27">productDescription</text:span><text:span text:style-name="T16"> </text:span><text:span text:style-name="T22"> »</text:span><text:span text:style-name="T16"> à « </text:span><text:span text:style-name="T27">upper_right</text:span><text:span text:style-name="T16"> »</text:span><text:line-break/><text:line-break/>Exemple input : <text:span text:style-name="T16">Paramètre « «</text:span><text:span text:style-name="T27">response, upperRight</text:span><text:span text:style-name="T16"> »</text:span></text:p>
      <text:p text:style-name="P48"/>
      <text:p text:style-name="P48">Output attendu : </text:p>
      <text:p text:style-name="P48"><text:span text:style-name="T16"><text:tab/></text:span><text:span text:style-name="T21">►</text:span><text:span text:style-name="T16">Une balise </text:span><text:span text:style-name="T23">p</text:span><text:span text:style-name="T16">  «  </text:span><text:span text:style-name="T27">productDescription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23">Description</text:span><text:span text:style-name="T17"> »</text:span></text:p>
      <text:p text:style-name="P48"><text:span text:style-name="T17"><text:tab/><text:tab/></text:span><text:span text:style-name="T22">→ « </text:span><text:span text:style-name="T17">underline »</text:span></text:p>
      <text:p text:style-name="P48"><text:span text:style-name="T17"><text:tab/><text:tab/></text:span><text:span text:style-name="T22">→ « </text:span><text:span text:style-name="T17">font »</text:span></text:p>
      <text:p text:style-name="P48"><text:span text:style-name="T16"><text:tab/><text:tab/></text:span><text:span text:style-name="T22">→ « </text:span><text:span text:style-name="T16">teddy</text:span><text:span text:style-name="T23">Desc</text:span><text:span text:style-name="T17"> »</text:span></text:p>
      <text:p text:style-name="P48"><text:span text:style-name="T17"><text:tab/><text:tab/></text:span><text:span text:style-name="T22">→ « </text:span><text:span text:style-name="T17">centered </text:span><text:span text:style-name="T16">»</text:span></text:p>
      <text:p text:style-name="P48"><text:span text:style-name="T16"><text:tab/></text:span><text:span text:style-name="T21">► </text:span><text:span text:style-name="T22">Son .innerHTML à été modifié</text:span></text:p>
      <text:p text:style-name="P48"><text:span text:style-name="T16"><text:tab/></text:span><text:span text:style-name="T21">► « </text:span><text:span text:style-name="T16"> </text:span><text:span text:style-name="T27">productDescription</text:span><text:span text:style-name="T16"> </text:span><text:span text:style-name="T22"> » est un enfant de</text:span><text:span text:style-name="T16"> « </text:span><text:span text:style-name="T27">upperRight</text:span><text:span text:style-name="T16">»</text:span></text:p>
      <text:p text:style-name="P48"/>
      <text:p text:style-name="P48"/>
      <text:p text:style-name="P48"/>
      <text:p text:style-name="P25">Méthode « <text:span text:style-name="T28">createColor</text:span><text:span text:style-name="T23">s</text:span><text:span text:style-name="T28">Choices</text:span></text:p>
      <text:p text:style-name="P49">Description : <text:line-break/><text:tab/><text:span text:style-name="T28">►</text:span><text:span text:style-name="T5">Crée une balise form « productForm », l’append à « lower »</text:span><text:line-break/><text:tab/><text:span text:style-name="T28">►Crée une balise select « colorSelect »<text:line-break/><text:tab/><text:tab/>→Lui attribue un .name « colorChoiceList » <text:line-break/><text:tab/><text:tab/>→Lui attribue un ID « colorChoices »<text:line-break/><text:tab/><text:tab/>→Lui attribue un className « teddy-colors »</text:span></text:p>
      <text:p text:style-name="P49"><text:tab/><text:tab/><text:span text:style-name="T28">→Append « colorSelect » à « productForm »</text:span></text:p>
      <text:p text:style-name="P49"><text:tab/><text:span text:style-name="T28">►</text:span><text:span text:style-name="T29">Crée une boucle for pour la selection de couleur, la stocke dans « colorSelect_option »<text:line-break/><text:tab/><text:tab/>→Lui attribue un className « colorSelect_option »</text:span></text:p>
      <text:p text:style-name="P49"><text:tab/><text:tab/><text:span text:style-name="T29">→Append « colorSelect_option » à « colorSelect »</text:span></text:p>
      <text:p text:style-name="P49"><text:soft-page-break/></text:p>
      <text:p text:style-name="P62">Test :<text:tab/>Vérifier si ;<text:line-break/><text:span text:style-name="T12"><text:tab/></text:span><text:span text:style-name="T28">►</text:span><text:span text:style-name="T3">U</text:span><text:span text:style-name="T5">ne balise form « productForm » </text:span><text:span text:style-name="T3">à été crée<text:line-break/><text:tab/>►qu’Elle à été </text:span><text:span text:style-name="T5">append à « lower »</text:span><text:span text:style-name="T12"><text:line-break/><text:tab/></text:span><text:span text:style-name="T28">►</text:span>U<text:span text:style-name="T28">ne balise select « colorSelect » </text:span>à été crée<text:span text:style-name="T28"><text:line-break/><text:tab/><text:tab/>→</text:span>Un<text:span text:style-name="T28"> .name « colorChoiceList »  </text:span>lui à été attribué<text:span text:style-name="T28"><text:line-break/><text:tab/><text:tab/>→</text:span>U<text:span text:style-name="T28">n ID « colorChoices » </text:span>lui à été attribué<text:span text:style-name="T28"><text:line-break/><text:tab/><text:tab/>→</text:span>U<text:span text:style-name="T28">n className « teddy-colors » </text:span>lui à été attribué</text:p>
      <text:p text:style-name="P50"><text:tab/><text:tab/><text:span text:style-name="T28">→« colorSelect » à </text:span><text:span text:style-name="T30">été append à </text:span><text:span text:style-name="T28">« productForm »</text:span></text:p>
      <text:p text:style-name="P50"><text:tab/><text:span text:style-name="T28">►</text:span><text:span text:style-name="T30">U</text:span><text:span text:style-name="T29">ne boucle for pour la selection de couleur </text:span><text:span text:style-name="T30">à été crée</text:span><text:span text:style-name="T29"><text:line-break/><text:tab/><text:tab/>→</text:span><text:span text:style-name="T30">U</text:span><text:span text:style-name="T29">n className « colorSelect_option » </text:span><text:span text:style-name="T30">lui à été attribué</text:span></text:p>
      <text:p text:style-name="P50"><text:tab/><text:tab/><text:span text:style-name="T29">→« colorSelect_option » à </text:span><text:span text:style-name="T30">été append à</text:span><text:span text:style-name="T29"> « colorSelect »</text:span></text:p>
      <text:p text:style-name="P49"/>
      <text:p text:style-name="P64">Exemple input : Paramètre « colorList, lower »</text:p>
      <text:p text:style-name="P64"/>
      <text:p text:style-name="P64">Output attendu : </text:p>
      <text:p text:style-name="P63"><text:span text:style-name="T12"><text:tab/></text:span><text:span text:style-name="T28">►</text:span><text:span text:style-name="T3">U</text:span><text:span text:style-name="T5">ne balise form « productForm » </text:span><text:span text:style-name="T3">à été crée<text:line-break/><text:tab/>►Elle à été </text:span><text:span text:style-name="T5">append à « lower »</text:span><text:span text:style-name="T12"><text:line-break/><text:tab/></text:span><text:span text:style-name="T28">►</text:span>U<text:span text:style-name="T28">ne balise select « colorSelect » </text:span>à été crée<text:span text:style-name="T28"><text:line-break/><text:tab/><text:tab/>→</text:span>Un<text:span text:style-name="T28"> .name « colorChoiceList »  </text:span>lui à été attribué<text:span text:style-name="T28"><text:line-break/><text:tab/><text:tab/>→</text:span>U<text:span text:style-name="T28">n ID « colorChoices » </text:span>lui à été attribué<text:span text:style-name="T28"><text:line-break/><text:tab/><text:tab/>→</text:span>U<text:span text:style-name="T28">n className « teddy-colors » </text:span>lui à été attribué</text:p>
      <text:p text:style-name="P51"><text:tab/><text:tab/><text:span text:style-name="T28">→« colorSelect » </text:span><text:span text:style-name="T31">est un enfant de</text:span><text:span text:style-name="T30"> </text:span><text:span text:style-name="T28">« productForm »</text:span></text:p>
      <text:p text:style-name="P51"><text:tab/><text:span text:style-name="T28">►</text:span><text:span text:style-name="T30">U</text:span><text:span text:style-name="T29">ne boucle for </text:span><text:span text:style-name="T30">à été crée</text:span><text:span text:style-name="T29"><text:line-break/><text:tab/><text:tab/>→</text:span><text:span text:style-name="T30">U</text:span><text:span text:style-name="T29">n className « colorSelect_option » </text:span><text:span text:style-name="T30">lui à été attribué</text:span></text:p>
      <text:p text:style-name="P51"><text:tab/><text:tab/><text:span text:style-name="T29">→« colorSelect_option » </text:span><text:span text:style-name="T31">est un enfant de</text:span><text:span text:style-name="T29"> « colorSelect »</text:span></text:p>
      <text:p text:style-name="P49"/>
      <text:p text:style-name="P46"/>
      <text:p text:style-name="P6"/>
      <text:p text:style-name="P26">Méthode « <text:span text:style-name="T32">create</text:span><text:span text:style-name="T17">Price</text:span>»</text:p>
      <text:p text:style-name="P52">Description : <text:span text:style-name="T16">Crée une balise </text:span><text:span text:style-name="T17">h2</text:span><text:span text:style-name="T16"> « </text:span><text:span text:style-name="T32">product</text:span><text:span text:style-name="T17">Price</text:span><text:span text:style-name="T16"> », lui attribue les className suivants ; « product</text:span><text:span text:style-name="T17">Price</text:span><text:span text:style-name="T16">, </text:span><text:span text:style-name="T17">font</text:span><text:span text:style-name="T16"> », </text:span><text:span text:style-name="T32">lui attribue un ID « teddyPrice », </text:span><text:span text:style-name="T22">modifie son .innerHTML </text:span><text:span text:style-name="T32">en faisant appel à « dotPrice »</text:span><text:span text:style-name="T16"> puis l’append à « </text:span><text:span text:style-name="T32">lower</text:span><text:span text:style-name="T16"> »</text:span><text:line-break/><text:line-break/>Test :<text:tab/></text:p>
      <text:p text:style-name="P52"><text:span text:style-name="T16"><text:tab/></text:span><text:span text:style-name="T21">►</text:span><text:span text:style-name="T16">Vérifier qu’une balise </text:span><text:span text:style-name="T17">h2</text:span><text:span text:style-name="T16">  « </text:span><text:span text:style-name="T32">product</text:span><text:span text:style-name="T17">Price </text:span><text:span text:style-name="T16">» à été crée</text:span></text:p>
      <text:p text:style-name="P52"><text:span text:style-name="T16"><text:tab/></text:span><text:span text:style-name="T21">►</text:span><text:span text:style-name="T16">qu’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52"><text:span text:style-name="T17"><text:tab/><text:tab/></text:span><text:span text:style-name="T22">→ « </text:span><text:span text:style-name="T17">font »</text:span></text:p>
      <text:p text:style-name="P52"><text:tab/><text:span text:style-name="T32">►qu’Elle possède un ID « teddyPrice »</text:span></text:p>
      <text:p text:style-name="P52"><text:span text:style-name="T16"><text:tab/></text:span><text:span text:style-name="T21">►</text:span><text:span text:style-name="T22">Que son .innerHTML soit modifié </text:span><text:span text:style-name="T32">en faisant appel à « dotPrice »</text:span><text:span text:style-name="T16"><text:line-break/><text:tab/></text:span><text:span text:style-name="T21">►</text:span><text:span text:style-name="T22">A</text:span><text:span text:style-name="T16">ppend « </text:span><text:span text:style-name="T32">product</text:span><text:span text:style-name="T17">Price</text:span><text:span text:style-name="T22"> »</text:span><text:span text:style-name="T16"> à « </text:span><text:span text:style-name="T32">lower</text:span><text:span text:style-name="T16"> »</text:span><text:line-break/><text:line-break/>Exemple input : <text:span text:style-name="T16">Paramètre « «</text:span><text:span text:style-name="T32">response, lower</text:span><text:span text:style-name="T16">»</text:span></text:p>
      <text:p text:style-name="P52"/>
      <text:p text:style-name="P52">Output attendu : </text:p>
      <text:p text:style-name="P52"><text:span text:style-name="T16"><text:tab/></text:span><text:span text:style-name="T21">►</text:span><text:span text:style-name="T16">Une balise </text:span><text:span text:style-name="T17">h2</text:span><text:span text:style-name="T16">  « </text:span><text:span text:style-name="T32">product</text:span><text:span text:style-name="T17">Price</text:span><text:span text:style-name="T16"> » à été crée<text:line-break/><text:tab/></text:span><text:span text:style-name="T21">►</text:span><text:span text:style-name="T22">E</text:span><text:span text:style-name="T16">lle possède les className suivants ; <text:line-break/><text:tab/><text:tab/></text:span><text:span text:style-name="T22">→ </text:span><text:span text:style-name="T16">« product</text:span><text:span text:style-name="T17">Price »</text:span></text:p>
      <text:p text:style-name="P52"><text:span text:style-name="T17"><text:tab/><text:tab/></text:span><text:span text:style-name="T22">→ « </text:span><text:span text:style-name="T17">font »</text:span></text:p>
      <text:p text:style-name="P52"><text:span text:style-name="T16"><text:tab/></text:span><text:span text:style-name="T21">►</text:span><text:span text:style-name="T32">Fait appel à « dotPrice »<text:tab/></text:span></text:p>
      <text:p text:style-name="P52"><text:tab/><text:tab/><text:span text:style-name="T32">→Son .innerHTML à été modifié</text:span></text:p>
      <text:p text:style-name="P52"><text:soft-page-break/><text:span text:style-name="T16"><text:tab/></text:span><text:span text:style-name="T21">► « </text:span><text:span text:style-name="T32">product</text:span><text:span text:style-name="T17">Price</text:span><text:span text:style-name="T22"> » est un enfant de</text:span><text:span text:style-name="T16"> « </text:span><text:span text:style-name="T32">lower</text:span><text:span text:style-name="T16"> »</text:span></text:p>
      <text:p text:style-name="P52"/>
      <text:p text:style-name="P52"/>
      <text:p text:style-name="P52"/>
      <text:p text:style-name="P27">Méthode « <text:span text:style-name="T33">createButton</text:span> »</text:p>
      <text:p text:style-name="P53">Description : <text:line-break/><text:tab/><text:span text:style-name="T33">►récupère la balise « cartButton »<text:line-break/><text:tab/><text:tab/>→Lui attribue un .href<text:line-break/><text:tab/><text:tab/>→l’Append à « lower »</text:span></text:p>
      <text:p text:style-name="P53"><text:tab/><text:span text:style-name="T33">►Crée un eventListener sur « cartButton », lors d’un click ;</text:span></text:p>
      <text:p text:style-name="P53"><text:tab/><text:tab/><text:span text:style-name="T33">→Récupère « productId » en paramètre URL<text:line-break/><text:tab/><text:tab/>→Récupère les balises ;<text:line-break/><text:tab/><text:tab/><text:tab/></text:span>○ « <text:span text:style-name="T33">productColor »</text:span></text:p>
      <text:p text:style-name="P53"><text:tab/><text:tab/><text:tab/><text:span text:style-name="T33">○ « productPrice »</text:span></text:p>
      <text:p text:style-name="P53"><text:tab/><text:tab/><text:tab/><text:span text:style-name="T33">○ « productImage »</text:span></text:p>
      <text:p text:style-name="P53"><text:tab/><text:tab/><text:tab/><text:span text:style-name="T33">○ « productName »</text:span></text:p>
      <text:p text:style-name="P53"><text:tab/><text:tab/><text:span text:style-name="T33">→Récupère le localStorage « Orinoco »</text:span></text:p>
      <text:p text:style-name="P53"><text:tab/><text:tab/><text:span text:style-name="T33">→Une boucle if</text:span></text:p>
      <text:p text:style-name="P53"><text:tab/><text:tab/><text:tab/><text:span text:style-name="T33">○ Dans un des cas fait appel à  « handleNullStorage »</text:span></text:p>
      <text:p text:style-name="P53"><text:tab/><text:tab/><text:tab/><text:span text:style-name="T33">○ Dans un des cas fait appel à « pushProductToStorage »</text:span></text:p>
      <text:p text:style-name="P53"/>
      <text:p text:style-name="P54">Test :<text:tab/><text:span text:style-name="T34">Vérifie que ;</text:span></text:p>
      <text:p text:style-name="P54"><text:tab/><text:span text:style-name="T33">►</text:span><text:span text:style-name="T34">L</text:span><text:span text:style-name="T33">a balise « cartButton » ;<text:line-break/><text:tab/><text:tab/>→</text:span><text:span text:style-name="T34">Ce voit attribuer</text:span><text:span text:style-name="T33"> un .href<text:line-break/><text:tab/><text:tab/>→</text:span><text:span text:style-name="T34">s</text:span><text:span text:style-name="T33">’Append à « lower »</text:span></text:p>
      <text:p text:style-name="P54"><text:tab/><text:span text:style-name="T33">►</text:span><text:span text:style-name="T34">U</text:span><text:span text:style-name="T33">n eventListener sur « cartButton » </text:span><text:span text:style-name="T35">est crée</text:span><text:span text:style-name="T33">, lors d’un click ;</text:span></text:p>
      <text:p text:style-name="P54"><text:tab/><text:tab/><text:span text:style-name="T33">→Une boucle if </text:span><text:span text:style-name="T35">est crée</text:span></text:p>
      <text:p text:style-name="P54"><text:tab/><text:tab/><text:tab/><text:span text:style-name="T33">○ Dans un des cas l’</text:span><text:span text:style-name="T36">appel</text:span><text:span text:style-name="T33"> à  « handleNullStorage » </text:span><text:span text:style-name="T36">est effectué</text:span></text:p>
      <text:p text:style-name="P55"><text:tab/><text:tab/><text:tab/><text:span text:style-name="T33">○ Dans un des cas </text:span><text:span text:style-name="T36">l’appel </text:span><text:span text:style-name="T33">à « pushProductToStorage » </text:span><text:span text:style-name="T36">est effecuté</text:span><text:line-break/><text:line-break/>Exemple input : <text:span text:style-name="T37">Paramètre « lower », les balises ;</text:span></text:p>
      <text:p text:style-name="P55"><text:tab/><text:span text:style-name="T37">►#colorChoices</text:span></text:p>
      <text:p text:style-name="P55"><text:tab/><text:span text:style-name="T37">►#teddyPrice</text:span></text:p>
      <text:p text:style-name="P55"><text:tab/><text:span text:style-name="T37">►#productImage</text:span></text:p>
      <text:p text:style-name="P55"><text:tab/><text:span text:style-name="T37">►#productName</text:span></text:p>
      <text:p text:style-name="P53"/>
      <text:p text:style-name="P53">Output attendu : </text:p>
      <text:p text:style-name="P55"><text:tab/><text:span text:style-name="T33">►</text:span><text:span text:style-name="T34">L</text:span><text:span text:style-name="T33">a balise « cartButton » ;<text:line-break/><text:tab/><text:tab/>→</text:span><text:span text:style-name="T37">Un</text:span><text:span text:style-name="T33"> .href </text:span><text:span text:style-name="T37">est attribué</text:span><text:span text:style-name="T33"><text:line-break/><text:tab/><text:tab/>→ « </text:span><text:span text:style-name="T38">cartButton » est un enfant de « lower »</text:span></text:p>
      <text:p text:style-name="P55"><text:tab/><text:span text:style-name="T33">►</text:span><text:span text:style-name="T34">U</text:span><text:span text:style-name="T33">n eventListener sur « cartButton » </text:span><text:span text:style-name="T35">est crée</text:span><text:span text:style-name="T33">, lors d’un click ;</text:span></text:p>
      <text:p text:style-name="P55"><text:tab/><text:tab/><text:span text:style-name="T33">→Une boucle if </text:span><text:span text:style-name="T35">est </text:span><text:span text:style-name="T38">initialisée</text:span></text:p>
      <text:p text:style-name="P55"><text:tab/><text:tab/><text:tab/><text:span text:style-name="T33">○ Dans un des cas </text:span><text:span text:style-name="T38">fait</text:span><text:span text:style-name="T33"> </text:span><text:span text:style-name="T36">appel</text:span><text:span text:style-name="T33"> à  « handleNullStorage » </text:span></text:p>
      <text:p text:style-name="P55"><text:tab/><text:tab/><text:tab/><text:span text:style-name="T33">○ Dans un des cas </text:span><text:span text:style-name="T36">appel </text:span><text:span text:style-name="T33">à « pushProductToStorage » </text:span></text:p>
      <text:p text:style-name="P49"/>
      <text:p text:style-name="P49"/>
      <text:p text:style-name="P49"/>
      <text:p text:style-name="P28">Méthode « <text:span text:style-name="T39">handleNullStorage</text:span> »</text:p>
      <text:p text:style-name="P57">Description : <text:span text:style-name="T39">initialise un array « storage » et un object « newObj », .push() « newObj » dans « storage », push « storage » dans une instance localStorage « Orinoco » </text:span><text:span text:style-name="T40">puis fait appel à « redirectHome »</text:span><text:line-break/><text:soft-page-break/><text:line-break/>Test :<text:tab/><text:span text:style-name="T40">Vérifie que ;</text:span></text:p>
      <text:p text:style-name="P57"><text:tab/><text:span text:style-name="T40">►L’array « storage » soit initialisé</text:span></text:p>
      <text:p text:style-name="P57"><text:tab/><text:span text:style-name="T40">►L’object « newObj » soit initialisé</text:span></text:p>
      <text:p text:style-name="P57"><text:tab/><text:span text:style-name="T40">► « storage » contient un object</text:span></text:p>
      <text:p text:style-name="P11"><text:span text:style-name="T12"><text:tab/></text:span><text:span text:style-name="T40">►Le local storage « Orinoco » ne renvoie pas null ou undefined<text:line-break/><text:tab/>►la fonction « redirectHome » à été appelé </text:span><text:span text:style-name="T12"><text:line-break/><text:line-break/>Exemple input : </text:span><text:span text:style-name="T40">Paramètre « </text:span>, productId », « productPrice », « productImage », « productName »</text:p>
      <text:p text:style-name="P57"/>
      <text:p text:style-name="P56"/>
      <text:p text:style-name="P56">Output attendu : </text:p>
      <text:p text:style-name="P57"><text:tab/><text:span text:style-name="T40">►L’array « storage » est initialisé</text:span></text:p>
      <text:p text:style-name="P57"><text:tab/><text:span text:style-name="T40">►L’object « newObj » est initialisé</text:span></text:p>
      <text:p text:style-name="P57"><text:tab/><text:span text:style-name="T40">► « storage » contient un object</text:span></text:p>
      <text:p text:style-name="P7"><text:span text:style-name="T12"><text:tab/></text:span><text:span text:style-name="T40">►Le local storage « Orinoco » ne renvoie pas null ou undefined</text:span></text:p>
      <text:p text:style-name="P7"><text:tab/><text:span text:style-name="T40">►la fonction « redirectHome » à été appelé </text:span></text:p>
      <text:p text:style-name="P6"/>
      <text:p text:style-name="P6"/>
      <text:p text:style-name="P6"/>
      <text:p text:style-name="P29">Méthode « <text:span text:style-name="T40">pushProductToStorage</text:span> »</text:p>
      <text:p text:style-name="P57">Description : <text:span text:style-name="T39">initialise un object « newObj », .push() « newObj » dans « storage », push « storage » dans une instance localStorage « Orinoco » </text:span><text:span text:style-name="T40">puis fait appel à « redirectHome »</text:span><text:line-break/><text:line-break/>Test :<text:tab/><text:span text:style-name="T40">Vérifie que ;</text:span></text:p>
      <text:p text:style-name="P57"><text:tab/><text:span text:style-name="T40">►L’object « newObj » soit initialisé</text:span></text:p>
      <text:p text:style-name="P57"><text:tab/><text:span text:style-name="T40">► « storage » contient un object</text:span></text:p>
      <text:p text:style-name="P11"><text:span text:style-name="T12"><text:tab/></text:span><text:span text:style-name="T40">►Le local storage « Orinoco » ne renvoie pas null ou undefined<text:line-break/><text:tab/>►la fonction « redirectHome » à été appelé </text:span><text:span text:style-name="T12"><text:line-break/><text:line-break/>Exemple input : </text:span><text:span text:style-name="T40">Paramètre « </text:span>, productId », « productPrice », « productImage », « productName, <text:span text:style-name="T40">storage</text:span> »</text:p>
      <text:p text:style-name="P57"/>
      <text:p text:style-name="P57"/>
      <text:p text:style-name="P57">Output attendu : </text:p>
      <text:p text:style-name="P57"><text:tab/><text:span text:style-name="T40">►L’object « newObj » est initialisé</text:span></text:p>
      <text:p text:style-name="P57"><text:tab/><text:span text:style-name="T40">► « storage » contient un object</text:span></text:p>
      <text:p text:style-name="P7"><text:span text:style-name="T12"><text:tab/></text:span><text:span text:style-name="T40">►Le local storage « Orinoco » ne renvoie pas null ou undefined</text:span></text:p>
      <text:p text:style-name="P7"><text:tab/><text:span text:style-name="T40">►la fonction « redirectHome » à été appelé </text:span></text:p>
      <text:p text:style-name="P6"/>
      <text:p text:style-name="P6"/>
      <text:p text:style-name="P6"/>
      <text:p text:style-name="P30">Méthode « <text:span text:style-name="T41">redirectHome</text:span> »</text:p>
      <text:p text:style-name="P58">Description : <text:span text:style-name="T41">initialise un délais, a la fin de celui ci exécut</text:span><text:span text:style-name="T63">e</text:span><text:span text:style-name="T41"> une fonction anonyme qui renvoie sur la page d’accueil</text:span> <text:line-break/><text:line-break/>Test :<text:tab/><text:span text:style-name="T42">Vérifier si l’url à changé</text:span><text:line-break/><text:line-break/>Exemple input : <text:span text:style-name="T42">url</text:span></text:p>
      <text:p text:style-name="P58"/>
      <text:p text:style-name="P58">Output attendu : <text:span text:style-name="T42">l’url à changé</text:span></text:p>
      <text:p text:style-name="P6"/>
      <text:p text:style-name="P6"><text:soft-page-break/></text:p>
      <text:p text:style-name="P6"/>
      <text:p text:style-name="P31">Méthode « <text:span text:style-name="T43">productDependingOnParameter</text:span>»</text:p>
      <text:p text:style-name="P59">Description : <text:span text:style-name="T43">Initialise « currentUrlParameter » et le return</text:span><text:line-break/><text:line-break/>Test :<text:tab/><text:span text:style-name="T43">Vérifie si ;</text:span></text:p>
      <text:p text:style-name="P59"><text:tab/><text:span text:style-name="T43">►« currentUrlParameter » à été initialisée et contient un &lt;string&gt;</text:span></text:p>
      <text:p text:style-name="P59"><text:tab/><text:span text:style-name="T43">►« currentUrlParameter » à été return</text:span><text:line-break/><text:line-break/>Exemple input : <text:span text:style-name="T43">Paramètre URL</text:span></text:p>
      <text:p text:style-name="P59"/>
      <text:p text:style-name="P59">Output attendu : <text:line-break/><text:tab/><text:span text:style-name="T43">►« currentUrlParameter » à été initialisée et contient un &lt;string&gt;</text:span></text:p>
      <text:p text:style-name="P59"><text:tab/><text:span text:style-name="T43">►« currentUrlParameter » à été return</text:span></text:p>
      <text:p text:style-name="P6"/>
      <text:p text:style-name="P6"/>
      <text:p text:style-name="P6"/>
      <text:p text:style-name="P32">Méthode « <text:span text:style-name="T44">sendRequest</text:span> »</text:p>
      <text:p text:style-name="P60">Description : .<text:span text:style-name="T44">open une request  « GET » puis la .send</text:span><text:line-break/><text:line-break/>Test :<text:tab/><text:span text:style-name="T44">Vérifier si « request.open » contient 3 &lt;string&gt;</text:span><text:line-break/><text:line-break/>Exemple input : « <text:span text:style-name="T44">request, productId »</text:span></text:p>
      <text:p text:style-name="P60"/>
      <text:p text:style-name="P60">Output attendu : <text:span text:style-name="T44">« request.open » contient 3 &lt;string&gt;</text:span></text:p>
      <text:p text:style-name="P6"/>
      <text:p text:style-name="P6"/>
      <text:p text:style-name="P6"/>
      <text:p text:style-name="P4">________________________________________________________________________________</text:p>
      <text:p text:style-name="P4"/>
      <text:p text:style-name="P4"/>
      <text:p text:style-name="P13">PANIER.JS</text:p>
      <text:p text:style-name="P13"/>
      <text:p text:style-name="P70"/>
      <text:p text:style-name="P70"><text:line-break/><text:span text:style-name="T6">Méthode « </text:span><text:span text:style-name="T9">makeOrdersPreview</text:span><text:span text:style-name="T6"> »</text:span></text:p>
      <text:p text:style-name="P70">Description : <text:span text:style-name="T45">initialise une condition if, dans un cas fait appel à « handleEmptyBasket » sinon fait appel à « createOrders »</text:span><text:line-break/><text:line-break/>Test :<text:tab/><text:span text:style-name="T45">Vérifier si ;</text:span></text:p>
      <text:p text:style-name="P70"><text:tab/><text:span text:style-name="T45">►Dans un des cas la fonction « handleEmptyBasket » est bien appelé </text:span></text:p>
      <text:p text:style-name="P70"><text:tab/><text:span text:style-name="T45">►Dans un des cas la fonction « createOrders » est bien appelé</text:span><text:line-break/><text:line-break/>Exemple input : <text:span text:style-name="T45">Paramètre « items »</text:span></text:p>
      <text:p text:style-name="P70"/>
      <text:p text:style-name="P70">Output attendu : </text:p>
      <text:p text:style-name="P70"><text:tab/><text:span text:style-name="T45">►Dans un des cas la fonction « handleEmptyBasket » est appelé </text:span></text:p>
      <text:p text:style-name="P70"><text:tab/><text:span text:style-name="T45">►Dans un des cas la fonction « createOrders » est appelé</text:span></text:p>
      <text:p text:style-name="P12"/>
      <text:p text:style-name="P12"/>
      <text:p text:style-name="P12"/>
      <text:p text:style-name="P89">Méthode « <text:span text:style-name="T46">handleEmptyBasket</text:span> »</text:p>
      <text:p text:style-name="P71"><text:soft-page-break/>Description : <text:span text:style-name="T46">récupère des balises, changent leur attribut .hidden</text:span><text:line-break/><text:line-break/>Test :<text:tab/><text:span text:style-name="T46">Vérifie si ;</text:span></text:p>
      <text:p text:style-name="P71"><text:tab/><text:span text:style-name="T46">► L’attribut .hidden de « emptyBasket_title » à été changé</text:span></text:p>
      <text:p text:style-name="P71"><text:tab/><text:span text:style-name="T46">► L’attribut .hidden de « emptyBasket_small » à été changé</text:span></text:p>
      <text:p text:style-name="P71"><text:tab/><text:span text:style-name="T46">► L’attribut .hidden de « orderForm » à été changé</text:span><text:line-break/><text:line-break/>Exemple input : <text:tab/></text:p>
      <text:p text:style-name="P71"><text:tab/><text:span text:style-name="T46">►#emptyBasket_title</text:span></text:p>
      <text:p text:style-name="P71"><text:tab/><text:span text:style-name="T46">►#emptyBasket_small</text:span></text:p>
      <text:p text:style-name="P71"><text:tab/><text:span text:style-name="T46">►#orderForm</text:span></text:p>
      <text:p text:style-name="P71"/>
      <text:p text:style-name="P71">Output attendu : </text:p>
      <text:p text:style-name="P71"><text:tab/><text:span text:style-name="T46">► L’attribut .hidden de « emptyBasket_title » à été changé</text:span></text:p>
      <text:p text:style-name="P71"><text:tab/><text:span text:style-name="T46">► L’attribut .hidden de « emptyBasket_small » à été changé</text:span></text:p>
      <text:p text:style-name="P71"><text:tab/><text:span text:style-name="T46">► L’attribut .hidden de « orderForm » à été changé</text:span></text:p>
      <text:p text:style-name="P71"/>
      <text:p text:style-name="P71"/>
      <text:p text:style-name="P71"/>
      <text:p text:style-name="P89">Méthode « <text:span text:style-name="T46">createOrders</text:span> »</text:p>
      <text:p text:style-name="P71">Description : <text:span text:style-name="T46">fait appel à différentes méthodes et les stockent dans des const, fait appel à « appendOrderedItems »</text:span><text:line-break/><text:line-break/>Test :<text:tab/><text:span text:style-name="T46">Vérifier que ;</text:span></text:p>
      <text:p text:style-name="P71"><text:tab/><text:span text:style-name="T46">► « createOrderName » à été appelé</text:span></text:p>
      <text:p text:style-name="P71"><text:tab/><text:span text:style-name="T46">► « createOrderImg » à été appelé</text:span></text:p>
      <text:p text:style-name="P71"><text:tab/><text:span text:style-name="T46">► « createOrderPrice » à été appelé</text:span></text:p>
      <text:p text:style-name="P71"><text:tab/><text:span text:style-name="T46">► « appendOrderedItems » à été appelé</text:span><text:line-break/><text:line-break/>Exemple input : <text:span text:style-name="T46">Paramètre « item »</text:span></text:p>
      <text:p text:style-name="P71"/>
      <text:p text:style-name="P71">Output attendu : </text:p>
      <text:p text:style-name="P71"><text:tab/><text:span text:style-name="T46">► « createOrderName » à été appelé</text:span></text:p>
      <text:p text:style-name="P71"><text:tab/><text:span text:style-name="T46">► « createOrderImg » à été appelé</text:span></text:p>
      <text:p text:style-name="P71"><text:tab/><text:span text:style-name="T46">► « createOrderPrice » à été appelé</text:span></text:p>
      <text:p text:style-name="P71"><text:tab/><text:span text:style-name="T46">► « appendOrderedItems » à été appelé</text:span></text:p>
      <text:p text:style-name="P71"/>
      <text:p text:style-name="P71"/>
      <text:p text:style-name="P71"/>
      <text:p text:style-name="P89">Méthode « <text:span text:style-name="T46">createOrderName</text:span> »</text:p>
      <text:p text:style-name="P71">Description : <text:span text:style-name="T46">Crée une balise h1 « orderName », lui attribue des .className, modifie son .innerHTML et la retourne</text:span><text:line-break/><text:line-break/>Test :<text:tab/><text:span text:style-name="T46">Vérifie que ;</text:span></text:p>
      <text:p text:style-name="P71"><text:tab/><text:span text:style-name="T46">►Une balise h1 « orderName » à été crée</text:span></text:p>
      <text:p text:style-name="P71"><text:tab/><text:span text:style-name="T46">►qu’Elle possède les classNames suivants ;<text:tab/></text:span></text:p>
      <text:p text:style-name="P71"><text:tab/><text:tab/><text:span text:style-name="T46">→ « orderPreview_name</text:span></text:p>
      <text:p text:style-name="P71"><text:tab/><text:tab/><text:span text:style-name="T46">→ « font »<text:line-break/><text:tab/>►Que son .innerHTML à été modifié</text:span></text:p>
      <text:p text:style-name="P71"><text:tab/><text:span text:style-name="T46">►qu’Elle à bien été return</text:span><text:line-break/><text:line-break/>Exemple input : <text:span text:style-name="T46">Paramètre « item »</text:span></text:p>
      <text:p text:style-name="P71"><text:soft-page-break/></text:p>
      <text:p text:style-name="P71">Output attendu : </text:p>
      <text:p text:style-name="P71"><text:tab/><text:span text:style-name="T46">►Une balise h1 « orderName » à été crée</text:span></text:p>
      <text:p text:style-name="P71"><text:tab/><text:span text:style-name="T46">►Elle possède les classNames suivants ;<text:tab/></text:span></text:p>
      <text:p text:style-name="P71"><text:tab/><text:tab/><text:span text:style-name="T46">→ « orderPreview_name</text:span></text:p>
      <text:p text:style-name="P71"><text:tab/><text:tab/><text:span text:style-name="T46">→ « font »<text:line-break/><text:tab/>►Son .innerHTML à été modifié</text:span></text:p>
      <text:p text:style-name="P71"><text:tab/><text:span text:style-name="T46">► return « orderName »</text:span></text:p>
      <text:p text:style-name="P71"/>
      <text:p text:style-name="P71"/>
      <text:p text:style-name="P89">Méthode « <text:span text:style-name="T46">createOrderImg</text:span> »</text:p>
      <text:p text:style-name="P72">Description : <text:span text:style-name="T46">Crée une balise img « orderImg », lui attribue </text:span><text:span text:style-name="T48">un</text:span><text:span text:style-name="T46"> .className, modife sa .src et la return</text:span><text:line-break/><text:line-break/>Test :<text:tab/><text:span text:style-name="T46">Vérifie que ;</text:span></text:p>
      <text:p text:style-name="P72"><text:tab/><text:span text:style-name="T46">►Une balise </text:span><text:span text:style-name="T47">img</text:span><text:span text:style-name="T46"> « order</text:span><text:span text:style-name="T47">Img</text:span><text:span text:style-name="T46"> » à été crée</text:span></text:p>
      <text:p text:style-name="P72"><text:tab/><text:span text:style-name="T46">►qu’Elle possède le className suivants ;<text:tab/></text:span></text:p>
      <text:p text:style-name="P72"><text:tab/><text:tab/><text:span text:style-name="T46">→ « orderPreview_</text:span><text:span text:style-name="T47">image</text:span><text:span text:style-name="T46"><text:line-break/><text:tab/>►Que son .</text:span><text:span text:style-name="T47">src</text:span><text:span text:style-name="T46"> à été modifié</text:span></text:p>
      <text:p text:style-name="P72"><text:tab/><text:span text:style-name="T46">►qu’Elle à bien été return</text:span><text:line-break/><text:line-break/>Exemple input : <text:span text:style-name="T47">Paramètre « item »</text:span></text:p>
      <text:p text:style-name="P71"/>
      <text:p text:style-name="P71">Output attendu : </text:p>
      <text:p text:style-name="P73"><text:tab/><text:span text:style-name="T46">►Une balise </text:span><text:span text:style-name="T47">img</text:span><text:span text:style-name="T46"> « order</text:span><text:span text:style-name="T47">Img</text:span><text:span text:style-name="T46"> » à été crée</text:span></text:p>
      <text:p text:style-name="P73"><text:tab/><text:span text:style-name="T46">►Elle possède le className suivants ;<text:tab/></text:span></text:p>
      <text:p text:style-name="P73"><text:tab/><text:tab/><text:span text:style-name="T46">→ « orderPreview_</text:span><text:span text:style-name="T47">image</text:span><text:span text:style-name="T46"><text:line-break/><text:tab/>►</text:span><text:span text:style-name="T47">S</text:span><text:span text:style-name="T46">on .</text:span><text:span text:style-name="T47">src</text:span><text:span text:style-name="T46"> à été modifié</text:span></text:p>
      <text:p text:style-name="P73"><text:tab/><text:span text:style-name="T46">►</text:span><text:span text:style-name="T47">return</text:span><text:span text:style-name="T46"> « </text:span><text:span text:style-name="T47">orderImg »</text:span></text:p>
      <text:p text:style-name="P71"/>
      <text:p text:style-name="P71"/>
      <text:p text:style-name="P71"/>
      <text:p text:style-name="P90">Méthode « <text:span text:style-name="T46">createOrder</text:span><text:span text:style-name="T48">Price</text:span> »</text:p>
      <text:p text:style-name="P74">Description : <text:span text:style-name="T46">Crée une balise h</text:span><text:span text:style-name="T49">2</text:span><text:span text:style-name="T46"> « order</text:span><text:span text:style-name="T48">Price</text:span><text:span text:style-name="T46"> », lui attribue des .className, modifie son .innerHTML et la retourne</text:span><text:line-break/><text:line-break/>Test :<text:tab/><text:span text:style-name="T46">Vérifie que ;</text:span></text:p>
      <text:p text:style-name="P74"><text:tab/><text:span text:style-name="T46">►Une balise h1 « order</text:span><text:span text:style-name="T49">Price</text:span><text:span text:style-name="T46"> » à été crée</text:span></text:p>
      <text:p text:style-name="P74"><text:tab/><text:span text:style-name="T46">►qu’Elle possède les classNames suivants ;<text:tab/></text:span></text:p>
      <text:p text:style-name="P74"><text:tab/><text:tab/><text:span text:style-name="T46">→ « orderPreview_</text:span><text:span text:style-name="T49">price</text:span></text:p>
      <text:p text:style-name="P74"><text:tab/><text:tab/><text:span text:style-name="T46">→ « font »<text:line-break/><text:tab/>►Que son .innerHTML à été modifié</text:span></text:p>
      <text:p text:style-name="P74"><text:tab/><text:span text:style-name="T46">►qu’Elle à bien été return</text:span><text:line-break/><text:line-break/>Exemple input : <text:span text:style-name="T46">Paramètre « item »</text:span></text:p>
      <text:p text:style-name="P74"/>
      <text:p text:style-name="P74">Output attendu : </text:p>
      <text:p text:style-name="P74"><text:tab/><text:span text:style-name="T46">►Une balise h1 « order</text:span><text:span text:style-name="T49">Price</text:span><text:span text:style-name="T46"> » à été crée</text:span></text:p>
      <text:p text:style-name="P74"><text:tab/><text:span text:style-name="T46">►Elle possède les classNames suivants ;<text:tab/></text:span></text:p>
      <text:p text:style-name="P74"><text:tab/><text:tab/><text:span text:style-name="T46">→ « orderPreview_</text:span><text:span text:style-name="T49">price</text:span></text:p>
      <text:p text:style-name="P74"><text:tab/><text:tab/><text:span text:style-name="T46">→ « font »<text:line-break/><text:tab/>►Son .innerHTML à été modifié</text:span></text:p>
      <text:p text:style-name="P74"><text:soft-page-break/><text:tab/><text:span text:style-name="T46">► return « </text:span><text:span text:style-name="T50">orderPrice </text:span><text:span text:style-name="T46">»</text:span></text:p>
      <text:p text:style-name="P71"/>
      <text:p text:style-name="P71"/>
      <text:p text:style-name="P71"/>
      <text:p text:style-name="P89">Méthode « <text:span text:style-name="T51">appendOrderedItems</text:span> »</text:p>
      <text:p text:style-name="P75">Description : <text:span text:style-name="T52">récupère #orderPreview, crée une div « order », lui donne un .className puis append des elements à celle ci</text:span><text:line-break/><text:line-break/>Test :<text:tab/><text:span text:style-name="T52">Vérifier si ;</text:span></text:p>
      <text:p text:style-name="P75"><text:tab/><text:span text:style-name="T52">►Une balise div « order » à été crée</text:span></text:p>
      <text:p text:style-name="P75"><text:tab/><text:span text:style-name="T52">► « orderName » à été apend à « order »</text:span></text:p>
      <text:p text:style-name="P75"><text:tab/><text:span text:style-name="T52">► « orderImg » à été append à « order »</text:span></text:p>
      <text:p text:style-name="P75"><text:tab/><text:span text:style-name="T52">► « orderPrice » à été append à « order »</text:span><text:line-break/><text:line-break/>Exemple input : <text:span text:style-name="T52">Paramètre « orderName, orderImg, orderPrice », #orderPreview</text:span></text:p>
      <text:p text:style-name="P71"/>
      <text:p text:style-name="P71">Output attendu : </text:p>
      <text:p text:style-name="P75"><text:tab/><text:span text:style-name="T52">►Une balise div « order » est crée</text:span></text:p>
      <text:p text:style-name="P75"><text:tab/><text:span text:style-name="T52">► « orderName » est un enfant de « order »</text:span></text:p>
      <text:p text:style-name="P75"><text:tab/><text:span text:style-name="T52">► « orderImg » est un enfant de « order »</text:span></text:p>
      <text:p text:style-name="P75"><text:tab/><text:span text:style-name="T52">► « orderPrice » est un enfant de « order »</text:span></text:p>
      <text:p text:style-name="P71"/>
      <text:p text:style-name="P71"/>
      <text:p text:style-name="P71"/>
      <text:p text:style-name="P89">Méthode « <text:span text:style-name="T53">makeForm </text:span>»</text:p>
      <text:p text:style-name="P76">Description : <text:span text:style-name="T54">Fait appel à « reduceTotalPrice », récupère #orderButton et crée un écouteur d’événement sur celui ci</text:span><text:line-break/><text:line-break/>Test :<text:tab/><text:span text:style-name="T54">Vérifier si ;</text:span></text:p>
      <text:p text:style-name="P76"><text:tab/><text:span text:style-name="T54">► La méthode « reduceTotalPrice » à été appelé</text:span></text:p>
      <text:p text:style-name="P76"><text:tab/><text:span text:style-name="T54">►Un eventListener sur #orderButton à été crée</text:span><text:line-break/><text:line-break/>Exemple input : <text:span text:style-name="T54">#orderButton</text:span></text:p>
      <text:p text:style-name="P71"/>
      <text:p text:style-name="P71">Output attendu : </text:p>
      <text:p text:style-name="P76"><text:tab/><text:span text:style-name="T54">► La méthode « reduceTotalPrice » à été appelé</text:span></text:p>
      <text:p text:style-name="P76"><text:tab/><text:span text:style-name="T54">►Un eventListener sur #orderButton est crée</text:span></text:p>
      <text:p text:style-name="P71"/>
      <text:p text:style-name="P71"/>
      <text:p text:style-name="P71"/>
      <text:p text:style-name="P89">Méthode « <text:span text:style-name="T55">isForm_firstNameValid</text:span> »</text:p>
      <text:p text:style-name="P71">Description : <text:span text:style-name="T55">récupère #firstName, .test sa .value avec onlyLettersRegex, s’il en retourne &lt;true&gt;, return &lt;true&gt;</text:span><text:line-break/><text:line-break/>Test :<text:tab/><text:span text:style-name="T55">Vérifier si « firstNameResult » est &lt;true&gt;</text:span><text:line-break/><text:line-break/>Exemple input : <text:span text:style-name="T55">onlyLettersRegex, #firstName</text:span></text:p>
      <text:p text:style-name="P71"/>
      <text:p text:style-name="P71">Output attendu : </text:p>
      <text:p text:style-name="P77"><text:tab/><text:span text:style-name="T55">► « firstNameResult » est &lt;true&gt;</text:span></text:p>
      <text:p text:style-name="P77"><text:tab/><text:span text:style-name="T55">► « firstNameResult » est &lt;false&gt;</text:span></text:p>
      <text:p text:style-name="P71"/>
      <text:p text:style-name="P71"><text:soft-page-break/></text:p>
      <text:p text:style-name="P71"/>
      <text:p text:style-name="P91">Méthode « <text:span text:style-name="T55">isForm_</text:span><text:span text:style-name="T56">lastName</text:span><text:span text:style-name="T55">Valid</text:span> »</text:p>
      <text:p text:style-name="P78">Description : <text:span text:style-name="T55">récupère #</text:span><text:span text:style-name="T56">last</text:span><text:span text:style-name="T55">Name, .test sa .value avec onlyLettersRegex, s’il en retourne &lt;true&gt;, return &lt;true&gt;</text:span><text:line-break/><text:line-break/>Test :<text:tab/><text:span text:style-name="T55">Vérifier si « </text:span><text:span text:style-name="T56">last</text:span><text:span text:style-name="T55">NameResult » est &lt;true&gt;</text:span><text:line-break/><text:line-break/>Exemple input : <text:span text:style-name="T55">onlyLettersRegex, #</text:span><text:span text:style-name="T56">last</text:span><text:span text:style-name="T55">Name</text:span></text:p>
      <text:p text:style-name="P78"/>
      <text:p text:style-name="P78">Output attendu : </text:p>
      <text:p text:style-name="P78"><text:tab/><text:span text:style-name="T55">► « </text:span><text:span text:style-name="T56">las</text:span><text:span text:style-name="T55">tNameResult » est &lt;true&gt;</text:span></text:p>
      <text:p text:style-name="P78"><text:tab/><text:span text:style-name="T55">► «</text:span><text:span text:style-name="T56">last</text:span><text:span text:style-name="T55">NameResult » est &lt;false&gt;</text:span></text:p>
      <text:p text:style-name="P71"/>
      <text:p text:style-name="P71"/>
      <text:p text:style-name="P71"/>
      <text:p text:style-name="P92">Méthode « <text:span text:style-name="T55">isForm_</text:span><text:span text:style-name="T57">adress</text:span><text:span text:style-name="T55">Valid</text:span> »</text:p>
      <text:p text:style-name="P79">Description : <text:span text:style-name="T55">récupère #</text:span><text:span text:style-name="T57">adress</text:span><text:span text:style-name="T55">, .test sa .value avec </text:span><text:span text:style-name="T57">adress</text:span><text:span text:style-name="T55">Regex, s’il en retourne &lt;true&gt;, return &lt;true&gt;</text:span><text:line-break/><text:line-break/>Test :<text:tab/><text:span text:style-name="T55">Vérifier si « </text:span><text:span text:style-name="T57">adress</text:span><text:span text:style-name="T55">Result » est &lt;true&gt;</text:span><text:line-break/><text:line-break/>Exemple input : <text:span text:style-name="T57">adress</text:span><text:span text:style-name="T55">Regex, #</text:span><text:span text:style-name="T57">adress</text:span></text:p>
      <text:p text:style-name="P79"/>
      <text:p text:style-name="P79">Output attendu : </text:p>
      <text:p text:style-name="P79"><text:tab/><text:span text:style-name="T55">► « </text:span><text:span text:style-name="T57">adressResult </text:span><text:span text:style-name="T55">» est &lt;true&gt;</text:span></text:p>
      <text:p text:style-name="P79"><text:tab/><text:span text:style-name="T55">► « </text:span><text:span text:style-name="T57">adress</text:span><text:span text:style-name="T55">Result » est &lt;false&gt;</text:span></text:p>
      <text:p text:style-name="P71"/>
      <text:p text:style-name="P71"/>
      <text:p text:style-name="P71"/>
      <text:p text:style-name="P93">Méthode « <text:span text:style-name="T55">isForm_</text:span><text:span text:style-name="T58">city</text:span><text:span text:style-name="T55">Valid</text:span> »</text:p>
      <text:p text:style-name="P80">Description : <text:span text:style-name="T55">récupère #</text:span><text:span text:style-name="T58">city</text:span><text:span text:style-name="T55">, .test sa .value avec </text:span><text:span text:style-name="T58">onlyLetters</text:span><text:span text:style-name="T55">Regex, s’il en retourne &lt;true&gt;, return &lt;true&gt;</text:span><text:line-break/><text:line-break/>Test :<text:tab/><text:span text:style-name="T55">Vérifier si « </text:span><text:span text:style-name="T58">city</text:span><text:span text:style-name="T55">Result » est &lt;true&gt;</text:span><text:line-break/><text:line-break/>Exemple input : <text:span text:style-name="T58">city</text:span><text:span text:style-name="T55">Regex, #</text:span><text:span text:style-name="T58">city</text:span></text:p>
      <text:p text:style-name="P80"/>
      <text:p text:style-name="P80">Output attendu : </text:p>
      <text:p text:style-name="P80"><text:tab/><text:span text:style-name="T55">► « </text:span><text:span text:style-name="T58">city</text:span><text:span text:style-name="T57">Result </text:span><text:span text:style-name="T55">» est &lt;true&gt;</text:span></text:p>
      <text:p text:style-name="P80"><text:tab/><text:span text:style-name="T55">► « </text:span><text:span text:style-name="T58">city</text:span><text:span text:style-name="T55">Result » est &lt;false&gt;</text:span></text:p>
      <text:p text:style-name="P71"/>
      <text:p text:style-name="P71"/>
      <text:p text:style-name="P71"/>
      <text:p text:style-name="P94">Méthode « <text:span text:style-name="T55">isForm_</text:span><text:span text:style-name="T59">email</text:span><text:span text:style-name="T55">Valid</text:span> »</text:p>
      <text:p text:style-name="P81">Description : <text:span text:style-name="T55">récupère #</text:span><text:span text:style-name="T59">mail,</text:span><text:span text:style-name="T55"> .test sa .value avec </text:span><text:span text:style-name="T59">email</text:span><text:span text:style-name="T55">Regex, s’il en retourne &lt;true&gt;, return &lt;true&gt;</text:span><text:line-break/><text:line-break/>Test :<text:tab/><text:span text:style-name="T55">Vérifier si « </text:span><text:span text:style-name="T59">email</text:span><text:span text:style-name="T55">Result » est &lt;true&gt;</text:span><text:line-break/><text:line-break/>Exemple input : <text:span text:style-name="T59">email</text:span><text:span text:style-name="T55">Regex, #</text:span><text:span text:style-name="T59">mail</text:span></text:p>
      <text:p text:style-name="P81"/>
      <text:p text:style-name="P81">Output attendu : </text:p>
      <text:p text:style-name="P81"><text:soft-page-break/><text:tab/><text:span text:style-name="T55">► « </text:span><text:span text:style-name="T59">email</text:span><text:span text:style-name="T57">Result </text:span><text:span text:style-name="T55">» est &lt;true&gt;</text:span></text:p>
      <text:p text:style-name="P81"><text:tab/><text:span text:style-name="T55">► « </text:span><text:span text:style-name="T59">email</text:span><text:span text:style-name="T55">Result » est &lt;false&gt;</text:span></text:p>
      <text:p text:style-name="P71"/>
      <text:p text:style-name="P71"/>
      <text:p text:style-name="P71"/>
      <text:p text:style-name="P89">Méthode « <text:span text:style-name="T60">getConfirmData</text:span> »</text:p>
      <text:p text:style-name="P82">Description : <text:span text:style-name="T60">récupère l’.innerHTML de #orderTotalPrice, crée un object « confirmData », envoie « confirmData » dans un localStorage « Orinoco_confirm » et fait appel à « redirectOrderConfirmation »</text:span><text:line-break/><text:line-break/>Test :<text:tab/><text:span text:style-name="T60">Vérifie si ;</text:span></text:p>
      <text:p text:style-name="P82"><text:tab/><text:span text:style-name="T60">► l’Object « confirmData » à été initialisé<text:tab/></text:span></text:p>
      <text:p text:style-name="P82"><text:tab/><text:span text:style-name="T60">►Le localStorage « Orinoco_confirm » ne renvoie pas null ou undefined</text:span></text:p>
      <text:p text:style-name="P82"><text:tab/><text:span text:style-name="T60">►l’Appel à « redirectOrderConfirmation » à été effectué</text:span><text:line-break/><text:line-break/>Exemple input : <text:span text:style-name="T60">Paramètre « orderId », #orderTotalPrice</text:span></text:p>
      <text:p text:style-name="P71"/>
      <text:p text:style-name="P71">Output attendu :</text:p>
      <text:p text:style-name="P83"><text:tab/><text:span text:style-name="T60">► l’Object « confirmData » à été initialisé<text:tab/></text:span></text:p>
      <text:p text:style-name="P83"><text:tab/><text:span text:style-name="T60">►Le localStorage « Orinoco_confirm » ne renvoie pas null ou undefined</text:span></text:p>
      <text:p text:style-name="P83"><text:tab/><text:span text:style-name="T60">►</text:span><text:span text:style-name="T61">Fait appel à</text:span><text:span text:style-name="T60"> « redirectOrderConfirmation »</text:span></text:p>
      <text:p text:style-name="P71"/>
      <text:p text:style-name="P71"/>
      <text:p text:style-name="P89">Méthode « <text:span text:style-name="T62">redirectOrderConfirmation</text:span> »</text:p>
      <text:p text:style-name="P84">Description : <text:span text:style-name="T41">initialise un délai, a la fin de celui ci exécute une fonction anonyme qui renvoie sur la page </text:span><text:span text:style-name="T62">de confirmation</text:span><text:line-break/><text:line-break/>Test :<text:tab/><text:span text:style-name="T42">Vérifier si l’url à changé</text:span><text:line-break/><text:line-break/>Exemple input : <text:span text:style-name="T42">url</text:span></text:p>
      <text:p text:style-name="P71"/>
      <text:p text:style-name="P84"><text:span text:style-name="T1">Output attendu : </text:span>Changement de page vers « <text:span text:style-name="T62">confirmation</text:span> .html »</text:p>
      <text:p text:style-name="P71"/>
      <text:p text:style-name="P5">________________________________________________________________________________</text:p>
      <text:p text:style-name="P2"/>
      <text:p text:style-name="P2"/>
      <text:p text:style-name="P2">CONFIRM.JS</text:p>
      <text:p text:style-name="P2"/>
      <text:p text:style-name="P2"/>
      <text:p text:style-name="P2"/>
      <text:p text:style-name="P15">Méthode « createOrderInfo() »<text:line-break/><text:span text:style-name="T4">Description : Modifie le contenu des balises </text:span><text:span text:style-name="T11">#confirm_orderPrice</text:span><text:span text:style-name="T4"> &amp; </text:span><text:span text:style-name="T11">#confirm_orderId</text:span><text:span text:style-name="T4"><text:line-break/>pour afficher respectivement le prix et l’id de la commande.</text:span></text:p>
      <text:p text:style-name="P34"/>
      <text:p text:style-name="P1">Test: <text:span text:style-name="T2">vérifie si les balises contiennent la bonne information</text:span></text:p>
      <text:p text:style-name="P1"><text:line-break/>Exemple input : <text:span text:style-name="T2">Aucun paramètre, mais les 2 balises doivent être crées, et un object « orderInfo » doit être déclaré sous la forme {price : &lt;string&gt;, id :&lt;string&gt;}</text:span></text:p>
      <text:p text:style-name="P1"/>
      <text:p text:style-name="P8">Output attendu :<text:span text:style-name="T10"> </text:span><text:span text:style-name="T11">#confirm_orderPrice contient orderInfo.price &amp; <text:line-break/>#confirm_orderId contient orderInfo.id</text:span></text:p>
      <text:p text:style-name="P1"/>
      <text:p text:style-name="P1"><text:soft-page-break/></text:p>
      <text:p text:style-name="P1"/>
      <text:p text:style-name="P16">Méthode « redirectHome() »</text:p>
      <text:p text:style-name="P33">Description : vérifie que la fonction redirige bien l’utilisateur sur la page index.html</text:p>
      <text:p text:style-name="P8"><text:line-break/>Test : <text:span text:style-name="T2">vérifie</text:span> si le changement d’url correspond à <text:span text:style-name="T12">la page d’acceuil</text:span></text:p>
      <text:p text:style-name="P1"/>
      <text:p text:style-name="P1">Exemple input : <text:span text:style-name="T12">Aucun paramètre, un url &lt;string&gt;</text:span></text:p>
      <text:p text:style-name="P1"/>
      <text:p text:style-name="Standard"><text:span text:style-name="T1">Output attendu : </text:span><text:span text:style-name="T12">Changement de page vers « index .html 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1:51:11.607000000</meta:creation-date>
    <dc:date>2021-04-15T15:08:56.413000000</dc:date>
    <meta:editing-duration>PT15H22M18S</meta:editing-duration>
    <meta:editing-cycles>54</meta:editing-cycles>
    <meta:generator>LibreOffice/7.1.2.2$Windows_X86_64 LibreOffice_project/8a45595d069ef5570103caea1b71cc9d82b2aae4</meta:generator>
    <meta:document-statistic meta:table-count="0" meta:image-count="0" meta:object-count="0" meta:page-count="18" meta:paragraph-count="379" meta:word-count="4136" meta:character-count="24309" meta:non-whitespace-character-count="19776"/>
  </office:meta>
</office:document-meta>
</file>